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/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4.997cm"/>
    </style:style>
    <style:style style:name="co6" style:family="table-column">
      <style:table-column-properties fo:break-before="auto" style:column-width="4.852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1.762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1.842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3.261cm" fo:break-before="auto" style:use-optimal-row-height="false"/>
    </style:style>
    <style:style style:name="ro7" style:family="table-row">
      <style:table-row-properties style:row-height="3.288cm" fo:break-before="auto" style:use-optimal-row-height="false"/>
    </style:style>
    <style:style style:name="ro8" style:family="table-row">
      <style:table-row-properties style:row-height="3.685cm" fo:break-before="auto" style:use-optimal-row-height="false"/>
    </style:style>
    <style:style style:name="ro9" style:family="table-row">
      <style:table-row-properties style:row-height="4.082cm" fo:break-before="auto" style:use-optimal-row-height="false"/>
    </style:style>
    <style:style style:name="ro10" style:family="table-row">
      <style:table-row-properties style:row-height="1.632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3.369cm" fo:break-before="auto" style:use-optimal-row-height="false"/>
    </style:style>
    <style:style style:name="ro13" style:family="table-row">
      <style:table-row-properties style:row-height="3.159cm" fo:break-before="auto" style:use-optimal-row-height="false"/>
    </style:style>
    <style:style style:name="ro14" style:family="table-row">
      <style:table-row-properties style:row-height="3.526cm" fo:break-before="auto" style:use-optimal-row-height="false"/>
    </style:style>
    <style:style style:name="ro15" style:family="table-row">
      <style:table-row-properties style:row-height="3.501cm" fo:break-before="auto" style:use-optimal-row-height="false"/>
    </style:style>
    <style:style style:name="ro16" style:family="table-row">
      <style:table-row-properties style:row-height="3.658cm" fo:break-before="auto" style:use-optimal-row-height="false"/>
    </style:style>
    <style:style style:name="ro17" style:family="table-row">
      <style:table-row-properties style:row-height="3.004cm" fo:break-before="auto" style:use-optimal-row-height="false"/>
    </style:style>
    <style:style style:name="ro18" style:family="table-row">
      <style:table-row-properties style:row-height="1.619cm" fo:break-before="auto" style:use-optimal-row-height="false"/>
    </style:style>
    <style:style style:name="ro19" style:family="table-row">
      <style:table-row-properties style:row-height="1.104cm" fo:break-before="auto" style:use-optimal-row-height="false"/>
    </style:style>
    <style:style style:name="ro20" style:family="table-row">
      <style:table-row-properties style:row-height="4.08cm" fo:break-before="auto" style:use-optimal-row-height="false"/>
    </style:style>
    <style:style style:name="ro21" style:family="table-row">
      <style:table-row-properties style:row-height="3.579cm" fo:break-before="auto" style:use-optimal-row-height="false"/>
    </style:style>
    <style:style style:name="ro22" style:family="table-row">
      <style:table-row-properties style:row-height="3.395cm" fo:break-before="auto" style:use-optimal-row-height="false"/>
    </style:style>
    <style:style style:name="ro23" style:family="table-row">
      <style:table-row-properties style:row-height="3.895cm" fo:break-before="auto" style:use-optimal-row-height="false"/>
    </style:style>
    <style:style style:name="ro24" style:family="table-row">
      <style:table-row-properties style:row-height="2.501cm" fo:break-before="auto" style:use-optimal-row-height="false"/>
    </style:style>
    <style:style style:name="ro25" style:family="table-row">
      <style:table-row-properties style:row-height="2.475cm" fo:break-before="auto" style:use-optimal-row-height="false"/>
    </style:style>
    <style:style style:name="ro26" style:family="table-row">
      <style:table-row-properties style:row-height="2.898cm" fo:break-before="auto" style:use-optimal-row-height="false"/>
    </style:style>
    <style:style style:name="ro27" style:family="table-row">
      <style:table-row-properties style:row-height="2.872cm" fo:break-before="auto" style:use-optimal-row-height="false"/>
    </style:style>
    <style:style style:name="ro28" style:family="table-row">
      <style:table-row-properties style:row-height="2.868cm" fo:break-before="auto" style:use-optimal-row-height="false"/>
    </style:style>
    <style:style style:name="ro29" style:family="table-row">
      <style:table-row-properties style:row-height="2.895cm" fo:break-before="auto" style:use-optimal-row-height="false"/>
    </style:style>
    <style:style style:name="ro30" style:family="table-row">
      <style:table-row-properties style:row-height="3.817cm" fo:break-before="auto" style:use-optimal-row-height="false"/>
    </style:style>
    <style:style style:name="ro31" style:family="table-row">
      <style:table-row-properties style:row-height="4.868cm" fo:break-before="auto" style:use-optimal-row-height="false"/>
    </style:style>
    <style:style style:name="ro32" style:family="table-row">
      <style:table-row-properties style:row-height="3.422cm" fo:break-before="auto" style:use-optimal-row-height="false"/>
    </style:style>
    <style:style style:name="ro33" style:family="table-row">
      <style:table-row-properties style:row-height="2.078cm" fo:break-before="auto" style:use-optimal-row-height="false"/>
    </style:style>
    <style:style style:name="ro34" style:family="table-row">
      <style:table-row-properties style:row-height="1.131cm" fo:break-before="auto" style:use-optimal-row-height="false"/>
    </style:style>
    <style:style style:name="ro35" style:family="table-row">
      <style:table-row-properties style:row-height="4.165cm" fo:break-before="auto" style:use-optimal-row-height="false"/>
    </style:style>
    <style:style style:name="ro36" style:family="table-row">
      <style:table-row-properties style:row-height="3.316cm" fo:break-before="auto" style:use-optimal-row-height="false"/>
    </style:style>
    <style:style style:name="ro37" style:family="table-row">
      <style:table-row-properties style:row-height="2.852cm" fo:break-before="auto" style:use-optimal-row-height="false"/>
    </style:style>
    <style:style style:name="ro38" style:family="table-row">
      <style:table-row-properties style:row-height="3.08cm" fo:break-before="auto" style:use-optimal-row-height="false"/>
    </style:style>
    <style:style style:name="ro39" style:family="table-row">
      <style:table-row-properties style:row-height="2.547cm" fo:break-before="auto" style:use-optimal-row-height="false"/>
    </style:style>
    <style:style style:name="ro40" style:family="table-row">
      <style:table-row-properties style:row-height="1.552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2.455cm" fo:break-before="auto" style:use-optimal-row-height="false"/>
    </style:style>
    <style:style style:name="ro43" style:family="table-row">
      <style:table-row-properties style:row-height="3.249cm" fo:break-before="auto" style:use-optimal-row-height="false"/>
    </style:style>
    <style:style style:name="ro44" style:family="table-row">
      <style:table-row-properties style:row-height="4.83cm" fo:break-before="auto" style:use-optimal-row-height="false"/>
    </style:style>
    <style:style style:name="ro45" style:family="table-row">
      <style:table-row-properties style:row-height="1.686cm" fo:break-before="auto" style:use-optimal-row-height="false"/>
    </style:style>
    <style:style style:name="ro46" style:family="table-row">
      <style:table-row-properties style:row-height="0.868cm" fo:break-before="auto" style:use-optimal-row-height="false"/>
    </style:style>
    <style:style style:name="ro47" style:family="table-row">
      <style:table-row-properties style:row-height="2.191cm" fo:break-before="auto" style:use-optimal-row-height="false"/>
    </style:style>
    <style:style style:name="ro48" style:family="table-row">
      <style:table-row-properties style:row-height="1.586cm" fo:break-before="auto" style:use-optimal-row-height="false"/>
    </style:style>
    <style:style style:name="ro49" style:family="table-row">
      <style:table-row-properties style:row-height="1.012cm" fo:break-before="auto" style:use-optimal-row-height="false"/>
    </style:style>
    <style:style style:name="ro50" style:family="table-row">
      <style:table-row-properties style:row-height="2.865cm" fo:break-before="auto" style:use-optimal-row-height="false"/>
    </style:style>
    <style:style style:name="ro51" style:family="table-row">
      <style:table-row-properties style:row-height="1.921cm" fo:break-before="auto" style:use-optimal-row-height="false"/>
    </style:style>
    <style:style style:name="ro52" style:family="table-row">
      <style:table-row-properties style:row-height="0.91cm" fo:break-before="auto" style:use-optimal-row-height="false"/>
    </style:style>
    <style:style style:name="ro53" style:family="table-row">
      <style:table-row-properties style:row-height="3.544cm" fo:break-before="auto" style:use-optimal-row-height="false"/>
    </style:style>
    <style:style style:name="ro54" style:family="table-row">
      <style:table-row-properties style:row-height="3.475cm" fo:break-before="auto" style:use-optimal-row-height="false"/>
    </style:style>
    <style:style style:name="ro55" style:family="table-row">
      <style:table-row-properties style:row-height="1.653cm" fo:break-before="auto" style:use-optimal-row-height="false"/>
    </style:style>
    <style:style style:name="ro56" style:family="table-row">
      <style:table-row-properties style:row-height="3.276cm" fo:break-before="auto" style:use-optimal-row-height="false"/>
    </style:style>
    <style:style style:name="ro57" style:family="table-row">
      <style:table-row-properties style:row-height="3.933cm" fo:break-before="auto" style:use-optimal-row-height="false"/>
    </style:style>
    <style:style style:name="ro58" style:family="table-row">
      <style:table-row-properties style:row-height="3.268cm" fo:break-before="auto" style:use-optimal-row-height="false"/>
    </style:style>
    <style:style style:name="ro59" style:family="table-row">
      <style:table-row-properties style:row-height="3.066cm" fo:break-before="auto" style:use-optimal-row-height="false"/>
    </style:style>
    <style:style style:name="ro60" style:family="table-row">
      <style:table-row-properties style:row-height="2.893cm" fo:break-before="auto" style:use-optimal-row-height="false"/>
    </style:style>
    <style:style style:name="ro61" style:family="table-row">
      <style:table-row-properties style:row-height="2.835cm" fo:break-before="auto" style:use-optimal-row-height="false"/>
    </style:style>
    <style:style style:name="ro62" style:family="table-row">
      <style:table-row-properties style:row-height="3.644cm" fo:break-before="auto" style:use-optimal-row-height="false"/>
    </style:style>
    <style:style style:name="ro63" style:family="table-row">
      <style:table-row-properties style:row-height="1.72cm" fo:break-before="auto" style:use-optimal-row-height="false"/>
    </style:style>
    <style:style style:name="ro64" style:family="table-row">
      <style:table-row-properties style:row-height="1.214cm" fo:break-before="auto" style:use-optimal-row-height="false"/>
    </style:style>
    <style:style style:name="ro65" style:family="table-row">
      <style:table-row-properties style:row-height="4.32cm" fo:break-before="auto" style:use-optimal-row-height="false"/>
    </style:style>
    <style:style style:name="ro66" style:family="table-row">
      <style:table-row-properties style:row-height="3.341cm" fo:break-before="auto" style:use-optimal-row-height="false"/>
    </style:style>
    <style:style style:name="ro67" style:family="table-row">
      <style:table-row-properties style:row-height="2.598cm" fo:break-before="auto" style:use-optimal-row-height="false"/>
    </style:style>
    <style:style style:name="ro68" style:family="table-row">
      <style:table-row-properties style:row-height="3.355cm" fo:break-before="auto" style:use-optimal-row-height="false"/>
    </style:style>
    <style:style style:name="ro69" style:family="table-row">
      <style:table-row-properties style:row-height="5.265cm" fo:break-before="auto" style:use-optimal-row-height="false"/>
    </style:style>
    <style:style style:name="ro70" style:family="table-row">
      <style:table-row-properties style:row-height="2.401cm" fo:break-before="auto" style:use-optimal-row-height="false"/>
    </style:style>
    <style:style style:name="ro71" style:family="table-row">
      <style:table-row-properties style:row-height="1.416cm" fo:break-before="auto" style:use-optimal-row-height="false"/>
    </style:style>
    <style:style style:name="ro72" style:family="table-row">
      <style:table-row-properties style:row-height="1.147cm" fo:break-before="auto" style:use-optimal-row-height="false"/>
    </style:style>
    <style:style style:name="ro73" style:family="table-row">
      <style:table-row-properties style:row-height="3.948cm" fo:break-before="auto" style:use-optimal-row-height="false"/>
    </style:style>
    <style:style style:name="ro74" style:family="table-row">
      <style:table-row-properties style:row-height="4.136cm" fo:break-before="auto" style:use-optimal-row-height="false"/>
    </style:style>
    <style:style style:name="ro75" style:family="table-row">
      <style:table-row-properties style:row-height="2.487cm" fo:break-before="auto" style:use-optimal-row-height="false"/>
    </style:style>
    <style:style style:name="ro76" style:family="table-row">
      <style:table-row-properties style:row-height="2.632cm" fo:break-before="auto" style:use-optimal-row-height="false"/>
    </style:style>
    <style:style style:name="ro77" style:family="table-row">
      <style:table-row-properties style:row-height="2.514cm" fo:break-before="auto" style:use-optimal-row-height="false"/>
    </style:style>
    <style:style style:name="ro78" style:family="table-row">
      <style:table-row-properties style:row-height="6.027cm" fo:break-before="auto" style:use-optimal-row-height="false"/>
    </style:style>
    <style:style style:name="ro79" style:family="table-row">
      <style:table-row-properties style:row-height="0.517cm" fo:break-before="auto" style:use-optimal-row-height="false"/>
    </style:style>
    <style:style style:name="ro80" style:family="table-row">
      <style:table-row-properties style:row-height="0.524cm" fo:break-before="auto" style:use-optimal-row-height="false"/>
    </style:style>
    <style:style style:name="ro81" style:family="table-row">
      <style:table-row-properties style:row-height="2.574cm" fo:break-before="auto" style:use-optimal-row-height="false"/>
    </style:style>
    <style:style style:name="ro82" style:family="table-row">
      <style:table-row-properties style:row-height="4.327cm" fo:break-before="auto" style:use-optimal-row-height="false"/>
    </style:style>
    <style:style style:name="ro83" style:family="table-row">
      <style:table-row-properties style:row-height="3.976cm" fo:break-before="auto" style:use-optimal-row-height="false"/>
    </style:style>
    <style:style style:name="ro84" style:family="table-row">
      <style:table-row-properties style:row-height="4.096cm" fo:break-before="auto" style:use-optimal-row-height="false"/>
    </style:style>
    <style:style style:name="ro85" style:family="table-row">
      <style:table-row-properties style:row-height="2.925cm" fo:break-before="auto" style:use-optimal-row-height="false"/>
    </style:style>
    <style:style style:name="ro86" style:family="table-row">
      <style:table-row-properties style:row-height="4.445cm" fo:break-before="auto" style:use-optimal-row-height="false"/>
    </style:style>
    <style:style style:name="ro87" style:family="table-row">
      <style:table-row-properties style:row-height="4.678cm" fo:break-before="auto" style:use-optimal-row-height="false"/>
    </style:style>
    <style:style style:name="ro88" style:family="table-row">
      <style:table-row-properties style:row-height="2.223cm" fo:break-before="auto" style:use-optimal-row-height="false"/>
    </style:style>
    <style:style style:name="ro89" style:family="table-row">
      <style:table-row-properties style:row-height="2.104cm" fo:break-before="auto" style:use-optimal-row-height="false"/>
    </style:style>
    <style:style style:name="ro90" style:family="table-row">
      <style:table-row-properties style:row-height="4.856cm" fo:break-before="auto" style:use-optimal-row-height="false"/>
    </style:style>
    <style:style style:name="ro91" style:family="table-row">
      <style:table-row-properties style:row-height="4.055cm" fo:break-before="auto" style:use-optimal-row-height="false"/>
    </style:style>
    <style:style style:name="ro92" style:family="table-row">
      <style:table-row-properties style:row-height="2.985cm" fo:break-before="auto" style:use-optimal-row-height="false"/>
    </style:style>
    <style:style style:name="ro93" style:family="table-row">
      <style:table-row-properties style:row-height="2.746cm" fo:break-before="auto" style:use-optimal-row-height="false"/>
    </style:style>
    <style:style style:name="ro94" style:family="table-row">
      <style:table-row-properties style:row-height="8.012cm" fo:break-before="auto" style:use-optimal-row-height="false"/>
    </style:style>
    <style:style style:name="ro95" style:family="table-row">
      <style:table-row-properties style:row-height="8.005cm" fo:break-before="auto" style:use-optimal-row-height="false"/>
    </style:style>
    <style:style style:name="ro96" style:family="table-row">
      <style:table-row-properties style:row-height="8.428cm" fo:break-before="auto" style:use-optimal-row-height="false"/>
    </style:style>
    <style:style style:name="ro97" style:family="table-row">
      <style:table-row-properties style:row-height="9.188cm" fo:break-before="auto" style:use-optimal-row-height="false"/>
    </style:style>
    <style:style style:name="ro98" style:family="table-row">
      <style:table-row-properties style:row-height="4.18cm" fo:break-before="auto" style:use-optimal-row-height="false"/>
    </style:style>
    <style:style style:name="ro99" style:family="table-row">
      <style:table-row-properties style:row-height="0.452cm" fo:break-before="auto" style:use-optimal-row-height="false"/>
    </style:style>
    <style:style style:name="ta1" style:family="table" style:master-page-name="PageStyle_5f_Diagnotics_5f_APP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Bookman Old Sty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0000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aea79f" fo:border="0.06pt solid #000000"/>
      <style:text-properties fo:color="#000000" style:font-name="Bookman Old Style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aea79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aea79f" fo:border="0.06pt solid #000000" fo:padding="0.071cm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aea79f" style:text-align-source="fix" style:repeat-content="false" fo:border="0.06pt solid #000000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 fo:padding="0.071cm" style:vertical-align="top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5" style:family="table-cell" style:parent-style-name="Default">
      <style:table-cell-properties fo:border="0.06pt solid #000000" fo:padding="0.071cm" style:vertical-align="top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fo:background-color="#cc3300" fo:border="0.06pt solid #000000" fo:padding="0.071cm" style:vertical-align="top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aea79f" fo:border="0.06pt solid #000000" fo:padding="0.071cm" style:vertical-align="top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cc3300" fo:border="0.06pt solid #000000" fo:padding="0.071cm" style:vertical-align="top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0" style:family="table-cell" style:parent-style-name="Default">
      <style:table-cell-properties fo:background-color="#cc3300" fo:border="0.06pt solid #000000" style:vertical-align="top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 fo:padding="0.071cm" style:vertical-align="top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0.071cm" style:vertical-align="top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aea79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fo:padding="0.071cm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 fo:padding="0.071cm" style:vertical-align="top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fo:border="0.06pt solid #000000" fo:padding="0.071cm" style:vertical-align="top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aea79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aea79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gt;0" style:apply-style-name="Excel_5f_CondFormat_5f_1_5f_1_5f_1" style:base-cell-address="Diagnotics_APP.H3"/>
      <style:map style:condition="cell-content()!=0" style:apply-style-name="Excel_5f_CondFormat_5f_1_5f_1_5f_2" style:base-cell-address="Diagnotics_APP.H3"/>
    </style:style>
    <style:style style:name="ce5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37">
      <style:table-cell-properties style:glyph-orientation-vertical="0" fo:background-color="#aea79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="0.06pt solid #000000" style:vertical-align="top"/>
      <style:text-properties fo:font-size="10pt" style:font-size-asian="10pt" style:font-size-complex="10pt"/>
    </style:style>
    <style:style style:name="ce58" style:family="table-cell" style:parent-style-name="Default">
      <style:table-cell-properties fo:wrap-option="wrap" fo:border="0.06pt solid #000000" fo:padding="0.071cm" style:vertical-align="top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aea79f" fo:border="0.06pt solid #000000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ackground-color="#cccc99" fo:padding="0.071cm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ext-properties fo:font-size="10pt" style:font-size-asian="10pt" style:font-size-complex="10pt"/>
    </style:style>
    <style:style style:name="ce66" style:family="table-cell" style:parent-style-name="Default">
      <style:table-cell-properties style:vertical-align="top"/>
    </style:style>
    <style:style style:name="ce67" style:family="table-cell" style:parent-style-name="Default">
      <style:table-cell-properties fo:background-color="#aea79f" fo:border="0.06pt solid #000000"/>
    </style:style>
    <style:style style:name="ce68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-asian="Droid Sans Fallback" style:font-size-asian="10pt" style:font-size-complex="10pt"/>
    </style:style>
    <style:style style:name="T4" style:family="text">
      <style:text-properties style:font-name-asian="Droid Sans Fallback"/>
    </style:style>
    <style:style style:name="T5" style:family="text">
      <style:text-properties style:font-name="Bookman Old Style" fo:font-size="10pt" style:font-name-asian="Droid Sans Fallback" style:font-size-asian="10pt" style:font-size-complex="10pt"/>
    </style:style>
    <style:style style:name="T6" style:family="text">
      <style:text-properties style:font-name="Bookman Old Style" style:font-name-asian="Droid Sans Fallback" fo:font-size="9pt" style:font-size-asian="9pt" style:font-size-complex="9pt"/>
    </style:style>
    <style:style style:name="T7" style:family="text">
      <style:text-properties style:font-name="Bookman Old Style" style:font-name-asian="Droid Sans Fallback"/>
    </style:style>
    <style:style style:name="T8" style:family="text">
      <style:text-properties style:font-name="Bookman Old Style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font-name="Bookman Old Style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0" style:family="text">
      <style:text-properties style:font-name="Bookman Old Style" fo:font-size="10pt" fo:font-weight="bold" style:font-name-asian="Droid Sans Fallback" style:font-size-asian="10pt" style:font-size-complex="10pt" style:font-weight-asian="bold" style:font-weight-complex="bold"/>
    </style:style>
    <style:style style:name="T11" style:family="text">
      <style:text-properties fo:color="#000000" style:font-name="Bookman Old Style" fo:font-size="10pt" fo:font-weight="normal" style:text-underline-style="none" style:text-underline-color="font-color" style:text-line-through-type="none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color="#000000" style:font-name="Bookman Old Style" fo:font-size="10pt" fo:font-weight="bold" style:text-underline-style="none" style:text-underline-color="font-color" style:text-line-through-type="none" fo:font-style="normal" style:text-outline="false" fo:text-shadow="none" style:text-position="0%" style:font-name-asian="Droid Sans Fallback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ass&quot;;&quot;Fail&quot;)" table:allow-empty-cell="true" table:display-list="unsorted" table:base-cell-address="Diagnotics_APP.H2">
          <table:error-message table:message-type="stop" table:display="true"/>
        </table:content-validation>
      </table:content-validations>
      <table:table table:name="Diagnotics_APP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46" table:default-cell-style-name="ce23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Test Log</text:p>
          </table:table-cell>
          <table:table-cell table:style-name="ce24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012"/>
        </table:table-row>
        <table:table-row table:style-name="ro2">
          <table:table-cell table:style-name="ce2"/>
          <table:table-cell table:style-name="ce25" table:number-columns-repeated="2"/>
          <table:table-cell table:style-name="ce37"/>
          <table:table-cell table:style-name="ce25" table:number-columns-repeated="2"/>
          <table:table-cell table:style-name="ce50"/>
          <table:table-cell table:style-name="ce52" table:content-validation-name="val1" office:value-type="string" calcext:value-type="string">
            <office:annotation draw:style-name="gr1" draw:text-style-name="P1" svg:width="4.15cm" svg:height="0.584cm" svg:x="2.704cm" svg:y="0.371cm" draw:caption-point-x="33.274cm" draw:caption-point-y="0.692cm">
              <dc:date>2018-03-19T00:00:00</dc:date>
              <text:p text:style-name="P1"><text:span text:style-name="T1">Select Here to view the #s for a status</text:span></text:p>
              <text:p text:style-name="P1"><text:span text:style-name="T2"/></text:p>
              <text:p text:style-name="P1"><text:span text:style-name="T2"/></text:p>
            </office:annotation>
            <text:p>Pass</text:p>
          </table:table-cell>
          <table:table-cell table:style-name="ce50"/>
          <table:table-cell table:style-name="ce25" table:number-columns-repeated="2"/>
          <table:table-cell table:style-name="ce50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2" table:number-rows-spanned="1">
            <text:p>Project Id</text:p>
          </table:table-cell>
          <table:covered-table-cell table:style-name="ce3"/>
          <table:table-cell table:style-name="ce32" office:value-type="string" calcext:value-type="string">
            <text:p>DE_NTG_14_TR_01</text:p>
          </table:table-cell>
          <table:table-cell table:style-name="ce38"/>
          <table:table-cell table:style-name="ce42" office:value-type="string" calcext:value-type="string">
            <text:p>Project Name</text:p>
          </table:table-cell>
          <table:table-cell table:style-name="ce46" office:value-type="string" calcext:value-type="string">
            <text:p>CPEL2</text:p>
          </table:table-cell>
          <table:table-cell table:style-name="ce51"/>
          <table:table-cell table:style-name="ce53" table:formula="of:=IF(&quot;$#REF!$#REF!&quot;=&quot;&quot;;&quot;&quot;;COUNTIF([.$G$6:.$G$514];[.H2]))" office:value-type="float" office:value="70" calcext:value-type="float">
            <text:p>70</text:p>
          </table:table-cell>
          <table:table-cell table:style-name="ce51" table:number-columns-repeated="3"/>
          <table:table-cell table:style-name="ce59"/>
          <table:table-cell table:style-name="ce62" table:number-columns-repeated="1012"/>
        </table:table-row>
        <table:table-row table:style-name="ro4">
          <table:table-cell table:style-name="ce4" office:value-type="string" calcext:value-type="string">
            <text:p>Test Case #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Requirements 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ected Result </text:p>
          </table:table-cell>
          <table:table-cell table:style-name="ce4" office:value-type="string" calcext:value-type="string">
            <text:p>Actual Result 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Tested <text:s/>By</text:p>
          </table:table-cell>
          <table:table-cell table:style-name="ce4" office:value-type="string" calcext:value-type="string">
            <text:p>Date of Testing</text:p>
          </table:table-cell>
          <table:table-cell table:style-name="ce4" office:value-type="string" calcext:value-type="string">
            <text:p>Test Type</text:p>
          </table:table-cell>
          <table:table-cell table:style-name="ce4" office:value-type="string" calcext:value-type="string">
            <text:p>Remarks</text:p>
          </table:table-cell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11" table:number-rows-spanned="1">
            <text:p>Diagnostic Service: SID0x10 Diagnostic Session Control</text:p>
          </table:table-cell>
          <table:covered-table-cell table:number-columns-repeated="10" table:style-name="ce26"/>
          <table:table-cell table:number-columns-repeated="1013"/>
        </table:table-row>
        <table:table-row table:style-name="ro6">
          <table:table-cell table:style-name="ce6" office:value-type="string" calcext:value-type="string">
            <text:p>CEPL_APP_DIAG_SID0x10_01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Default to Default Session request with correct length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10 01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Positive response: </text:p>
            <text:p>02 50 01 FF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7">
          <table:table-cell table:style-name="ce6" office:value-type="string" calcext:value-type="string">
            <text:p>CEPL_APP_DIAG_SID0x10_02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Default to Extended Session request with correct length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10 03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Negative response:</text:p>
            <text:p>03 7F 10 33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7">
          <table:table-cell table:style-name="ce6" office:value-type="string" calcext:value-type="string">
            <text:p>CEPL_APP_DIAG_SID0x10_03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Default to Extended Session request with correct length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Unlock the security access for Extended session.</text:span></text:p>
            <text:p><text:span text:style-name="T8">3. Prepare CAN Message with Diagnostic request </text:span></text:p>
            <text:p><text:span text:style-name="T8">02 10 03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RequestSeed</text:span></text:p>
            <text:p><text:span text:style-name="T8">3. Send Key</text:span></text:p>
            <text:p><text:span text:style-name="T8">4. If Positive response then send the request</text:span></text:p>
            <text:p><text:span text:style-name="T8">5. Stop the recording.</text:span></text:p>
          </table:table-cell>
          <table:table-cell table:style-name="ce9" office:value-type="string" calcext:value-type="string">
            <text:p>Positive response: </text:p>
            <text:p>02 50 03 FF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7">
          <table:table-cell table:style-name="ce6" office:value-type="string" calcext:value-type="string">
            <text:p>CEPL_APP_DIAG_SID0x10_04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Default to Programing Session request with correct length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10 02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Negative response:</text:p>
            <text:p>03 7F 10 22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8">
          <table:table-cell table:style-name="ce6" office:value-type="string" calcext:value-type="string">
            <text:p>CEPL_APP_DIAG_SID0x10_05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Extended to Default Session request with correct length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Session must be in Extended</text:span></text:p>
            <text:p><text:span text:style-name="T8">3. Prepare CAN Message with Diagnostic request </text:span></text:p>
            <text:p><text:span text:style-name="T8">02 10 01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Positive response: </text:p>
            <text:p>02 50 01 FF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8">
          <table:table-cell table:style-name="ce6" office:value-type="string" calcext:value-type="string">
            <text:p>CEPL_APP_DIAG_SID0x10_06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Extended to Extended Session request with correct length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Session must be in Extended</text:span></text:p>
            <text:p><text:span text:style-name="T8">3. Prepare CAN Message with Diagnostic request </text:span></text:p>
            <text:p><text:span text:style-name="T8">02 10 03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Positive response: </text:p>
            <text:p>02 50 03 FF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7">
          <table:table-cell table:style-name="ce6" office:value-type="string" calcext:value-type="string">
            <text:p>CEPL_APP_DIAG_SID0x10_07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Extended to Prgramming Session request with correct length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Session must be in Extended.</text:span></text:p>
            <text:p><text:span text:style-name="T8">3. Prepare CAN Message with Diagnostic request </text:span></text:p>
            <text:p><text:span text:style-name="T8">02 10 02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Negative response:</text:p>
            <text:p>03 7F 10 22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 office:value-type="string" calcext:value-type="string">
            <text:p>After Negative response it shifts to default session</text:p>
            <text:p>If TesterPresent is not present</text:p>
          </table:table-cell>
          <table:table-cell table:number-columns-repeated="1013"/>
        </table:table-row>
        <table:table-row table:style-name="ro8">
          <table:table-cell table:style-name="ce6" office:value-type="string" calcext:value-type="string">
            <text:p>CEPL_APP_DIAG_SID0x10_08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Checking NRC for 0x13 IncorrectMessageLengthOrInvalidForamt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3 10 02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Negative response:</text:p>
            <text:p>03 7F 10 13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9">
          <table:table-cell table:style-name="ce6" office:value-type="string" calcext:value-type="string">
            <text:p>CEPL_APP_DIAG_SID0x10_09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Checking NRC for 0x12 SubFunctionNotSupported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10 07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Negative response:</text:p>
            <text:p>03 7F 10 12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9">
          <table:table-cell table:style-name="ce6" office:value-type="string" calcext:value-type="string">
            <text:p>CEPL_APP_DIAG_SID0x10_10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Checking NRC for 0x78 RequestCorrectlyReceived-ResponsePending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10 01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Negative response:</text:p>
            <text:p>03 7F 10 78 FF FF FF FF should be received.</text:p>
          </table:table-cell>
          <table:table-cell table:style-name="ce9"/>
          <table:table-cell table:style-name="ce9" office:value-type="string" calcext:value-type="string">
            <text:p>Check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10">
          <table:table-cell table:style-name="ce6"/>
          <table:table-cell table:style-name="ce9"/>
          <table:table-cell table:style-name="ce17"/>
          <table:table-cell table:style-name="ce9" table:number-columns-repeated="3"/>
          <table:table-cell table:style-name="ce41" table:number-columns-repeated="3"/>
          <table:table-cell table:style-name="ce54"/>
          <table:table-cell table:style-name="ce41"/>
          <table:table-cell table:style-name="ce38"/>
          <table:table-cell table:number-columns-repeated="245"/>
          <table:table-cell table:style-name="ce23"/>
          <table:table-cell table:number-columns-repeated="766"/>
        </table:table-row>
        <table:table-row table:style-name="ro11">
          <table:table-cell table:style-name="ce7" office:value-type="string" calcext:value-type="string" table:number-columns-spanned="1024" table:number-rows-spanned="1">
            <text:p>Diagnostic Service: SID0x11 ECU Reset</text:p>
          </table:table-cell>
          <table:covered-table-cell table:number-columns-repeated="2" table:style-name="ce27"/>
          <table:covered-table-cell table:style-name="ce40"/>
          <table:covered-table-cell table:style-name="ce27"/>
          <table:covered-table-cell table:number-columns-repeated="3" table:style-name="ce47"/>
          <table:covered-table-cell table:style-name="ce55"/>
          <table:covered-table-cell table:style-name="ce47"/>
          <table:covered-table-cell table:style-name="ce27"/>
          <table:covered-table-cell table:number-columns-repeated="1013"/>
        </table:table-row>
        <table:table-row table:style-name="ro12">
          <table:table-cell table:style-name="ce6" office:value-type="string" calcext:value-type="string">
            <text:p>CEPL_APP_DIAG_SID0x11_01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Requesting for Hard reset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11 01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9" office:value-type="string" calcext:value-type="string">
            <text:p>Positive response:  </text:p>
            <text:p>02 51 01 FF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13">
          <table:table-cell table:style-name="ce6" office:value-type="string" calcext:value-type="string">
            <text:p>CEPL_APP_DIAG_SID0x11_02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Requesting for Factory reset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Any two momentary switches must be pressed</text:span></text:p>
            <text:p><text:span text:style-name="T8">3. Prepare CAN Message with Diagnostic request </text:span></text:p>
            <text:p><text:span text:style-name="T8">02 11 05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Press two momentary switches</text:span></text:p>
            <text:p><text:span text:style-name="T8">3. Send the request</text:span></text:p>
            <text:p><text:span text:style-name="T8">4. Stop the recording.</text:span></text:p>
          </table:table-cell>
          <table:table-cell table:style-name="ce9" office:value-type="string" calcext:value-type="string">
            <text:p>Positive response:  </text:p>
            <text:p>02 51 05 FF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6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246"/>
          <table:table-cell table:style-name="ce65" table:number-columns-repeated="767"/>
        </table:table-row>
        <table:table-row table:style-name="ro14">
          <table:table-cell table:style-name="ce6" office:value-type="string" calcext:value-type="string">
            <text:p>CEPL_APP_DIAG_SID0x11_03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Requesting for Factory reset by pressing any one or more than two </text:p>
            <text:p>Momentary switches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Any one or more than two momentary switches must be pressed</text:span></text:p>
            <text:p><text:span text:style-name="T8">3. Prepare CAN Message with Diagnostic request </text:span></text:p>
            <text:p><text:span text:style-name="T8">02 11 05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Press one or more than two momentary switches</text:span></text:p>
            <text:p><text:span text:style-name="T8">3. Send the request</text:span></text:p>
            <text:p><text:span text:style-name="T8">4. Stop the recording.</text:span></text:p>
          </table:table-cell>
          <table:table-cell table:style-name="ce43" office:value-type="string" calcext:value-type="string">
            <text:p>Negative response: </text:p>
            <text:p>03 7F 11 22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15">
          <table:table-cell table:style-name="ce6" office:value-type="string" calcext:value-type="string">
            <text:p>CEPL_APP_DIAG_SID0x11_04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Checking NRC for 0x12 SubFunctionNotSupported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11 03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4. Stop the recording.</text:span></text:p>
          </table:table-cell>
          <table:table-cell table:style-name="ce43" office:value-type="string" calcext:value-type="string">
            <text:p>Negative response: </text:p>
            <text:p>03 7F 11 12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16">
          <table:table-cell table:style-name="ce6" office:value-type="string" calcext:value-type="string">
            <text:p>CEPL_APP_DIAG_SID0x11_05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Checking NRC for 0x13 </text:p>
            <text:p>IncorrectMessageLengthOrInvalidFormat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3 11 01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4. Stop the recording.</text:span></text:p>
          </table:table-cell>
          <table:table-cell table:style-name="ce43" office:value-type="string" calcext:value-type="string">
            <text:p>negative response: </text:p>
            <text:p>03 7F 11 13 FF FF FF FF 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17">
          <table:table-cell table:style-name="ce8" office:value-type="string" calcext:value-type="string">
            <text:p>CEPL_APP_DIAG_SID0x11_06</text:p>
          </table:table-cell>
          <table:table-cell table:style-name="ce28" office:value-type="string" calcext:value-type="string">
            <text:p>Diagnostics</text:p>
          </table:table-cell>
          <table:table-cell table:style-name="ce33" office:value-type="string" calcext:value-type="string">
            <text:p><text:span text:style-name="T3">Checking NRC  for 0X22</text:span></text:p>
            <text:p><text:span text:style-name="T3">ConditionNotCorrect</text:span></text:p>
          </table:table-cell>
          <table:table-cell table:style-name="ce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2 11 05 FF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44" office:value-type="string" calcext:value-type="string">
            <text:p><text:span text:style-name="T3">Negative response:</text:span></text:p>
            <text:p><text:span text:style-name="T3">03 7F 11 22 FF FF FF FF</text:span></text:p>
            <text:p><text:span text:style-name="T3">should be received.</text:span>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style-name="ce22" table:number-columns-repeated="246"/>
          <table:table-cell table:style-name="ce66" table:number-columns-repeated="767"/>
        </table:table-row>
        <table:table-row table:style-name="ro7">
          <table:table-cell table:style-name="ce6" office:value-type="string" calcext:value-type="string">
            <text:p>CEPL_APP_DIAG_SID0x11_07</text:p>
          </table:table-cell>
          <table:table-cell table:style-name="ce9" office:value-type="string" calcext:value-type="string">
            <text:p>Diagnostics</text:p>
          </table:table-cell>
          <table:table-cell table:style-name="ce9" office:value-type="string" calcext:value-type="string">
            <text:p>Checking NRC for 0x78 RequestCorrectlyReceived-ResponsePending</text:p>
          </table:table-cell>
          <table:table-cell table:style-name="ce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2 11 05 FF FF FF FF FF</text:span></text:p>
            <text:p><text:span text:style-name="T11">3. ECU must be busy 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45" office:value-type="string" calcext:value-type="string">
            <text:p><text:span text:style-name="T3">Negative response:</text:span></text:p>
            <text:p><text:span text:style-name="T3">03 7F 11 78 FF FF FF FF</text:span></text:p>
            <text:p><text:span text:style-name="T3">should be received.</text:span>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4"/>
          <table:table-cell table:style-name="ce41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18">
          <table:table-cell table:style-name="ce9" table:number-columns-repeated="3"/>
          <table:table-cell table:style-name="ce39"/>
          <table:table-cell table:style-name="ce9"/>
          <table:table-cell table:style-name="ce41" table:number-columns-repeated="3"/>
          <table:table-cell table:style-name="ce54"/>
          <table:table-cell table:style-name="ce41"/>
          <table:table-cell table:style-name="ce9"/>
          <table:table-cell table:number-columns-repeated="1013"/>
        </table:table-row>
        <table:table-row table:style-name="ro19">
          <table:table-cell table:style-name="ce10" office:value-type="string" calcext:value-type="string" table:number-columns-spanned="1024" table:number-rows-spanned="1">
            <text:p>Diagnostic Service: SID0x22 Read Data By Identifier</text:p>
          </table:table-cell>
          <table:covered-table-cell table:number-columns-repeated="2" table:style-name="ce27"/>
          <table:covered-table-cell table:style-name="ce40"/>
          <table:covered-table-cell table:style-name="ce27"/>
          <table:covered-table-cell table:number-columns-repeated="3" table:style-name="ce47"/>
          <table:covered-table-cell table:style-name="ce55"/>
          <table:covered-table-cell table:style-name="ce47"/>
          <table:covered-table-cell table:style-name="ce27"/>
          <table:covered-table-cell table:number-columns-repeated="246" table:style-name="ce60"/>
          <table:covered-table-cell table:number-columns-repeated="767" table:style-name="ce67"/>
        </table:table-row>
        <table:table-row table:style-name="ro20">
          <table:table-cell table:style-name="ce6" office:value-type="string" calcext:value-type="string">
            <text:p>CEPL_APP_DIAG_</text:p>
            <text:p>SID0x22_01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187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87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<text:span text:style-name="T3">Negative response:</text:span></text:p>
            <text:p><text:span text:style-name="T3">03 7F 22 22 FF FF FF FF</text:span></text:p>
            <text:p><text:span text:style-name="T3">should be received.</text:span>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6"/>
          <table:table-cell table:style-name="ce9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21">
          <table:table-cell table:style-name="ce6" office:value-type="string" calcext:value-type="string">
            <text:p>CEPL_APP_DIAG_SID0x22_02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18A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8A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9" office:value-type="string" calcext:value-type="string">
            <text:p>Positive response:</text:p>
            <text:p>10 0D 62 F1 8A 54 6F 6B</text:p>
            <text:p>21 61 69 52 69 6B 61 00</text:p>
            <text:p>Should be received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6"/>
          <table:table-cell table:style-name="ce9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21">
          <table:table-cell table:style-name="ce6" office:value-type="string" calcext:value-type="string">
            <text:p>CEPL_APP_DIAG_SID0x22_03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18B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8B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<text:span text:style-name="T3">Negative response:</text:span></text:p>
            <text:p><text:span text:style-name="T3">03 7F 22 22 FF FF FF FF</text:span></text:p>
            <text:p><text:span text:style-name="T3">should be received.</text:span>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6"/>
          <table:table-cell table:style-name="ce9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22">
          <table:table-cell table:style-name="ce6" office:value-type="string" calcext:value-type="string">
            <text:p>CEPL_APP_DIAG_SID0x22_04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18C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8C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<text:span text:style-name="T3">Negative response:</text:span></text:p>
            <text:p><text:span text:style-name="T3">03 7F 22 22 FF FF FF FF</text:span></text:p>
            <text:p><text:span text:style-name="T3">should be received.</text:span>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6"/>
          <table:table-cell table:style-name="ce9" office:value-type="string" calcext:value-type="string">
            <text:p>Functional Testing</text:p>
          </table:table-cell>
          <table:table-cell table:style-name="ce9"/>
          <table:table-cell table:number-columns-repeated="1013"/>
        </table:table-row>
        <table:table-row table:style-name="ro14">
          <table:table-cell table:style-name="ce6" office:value-type="string" calcext:value-type="string">
            <text:p>CEPL_APP_DIAG_SID0x22_05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193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93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<text:span text:style-name="T3">Negative response:</text:span></text:p>
            <text:p><text:span text:style-name="T3">03 7F 22 22 FF FF FF FF</text:span></text:p>
            <text:p><text:span text:style-name="T3">should be received.</text:span>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57"/>
          <table:table-cell table:style-name="ce9" office:value-type="string" calcext:value-type="string">
            <text:p>Functional Testing</text:p>
          </table:table-cell>
          <table:table-cell table:style-name="ce57"/>
          <table:table-cell table:number-columns-repeated="1013"/>
        </table:table-row>
        <table:table-row table:style-name="ro23">
          <table:table-cell table:style-name="ce6" office:value-type="string" calcext:value-type="string">
            <text:p>CEPL_APP_DIAG_SID0x22_06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195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95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Positive response: </text:p>
            <text:p>10 0A 62 F1 95 43 50 4C </text:p>
            <text:p>21 31 30 31 30 FF FF FF</text:p>
            <text:p>Should be received </text:p>
          </table:table-cell>
          <table:table-cell table:style-name="ce28" office:value-type="string" calcext:value-type="string">
            <text:p><text:span text:style-name="T7">Positive response: </text:span></text:p>
            <text:p>10 0A 62 F1 95 43 50 4C </text:p>
            <text:p>21 31 33 31 31 FF FF FF</text:p>
            <text:p>Received</text:p>
            <text:p/>
          </table:table-cell>
          <table:table-cell table:style-name="ce9" office:value-type="string" calcext:value-type="string">
            <text:p>Fail</text:p>
          </table:table-cell>
          <table:table-cell table:style-name="ce41" office:value-type="string" calcext:value-type="string">
            <text:p>Rashmi R.K.</text:p>
          </table:table-cell>
          <table:table-cell table:style-name="ce57"/>
          <table:table-cell table:style-name="ce9" office:value-type="string" calcext:value-type="string">
            <text:p>Functional Testing</text:p>
          </table:table-cell>
          <table:table-cell table:style-name="ce57"/>
          <table:table-cell table:number-columns-repeated="1013"/>
        </table:table-row>
        <table:table-row table:style-name="ro14">
          <table:table-cell table:style-name="ce6" office:value-type="string" calcext:value-type="string">
            <text:p>CEPL_APP_DIAG_SID0x22_07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197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97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Positive response: </text:p>
            <text:p>10 0B 62 F1 97 43 50 45</text:p>
            <text:p>21 4C 30 30 30 30 FF FF</text:p>
            <text:p>Should be received.</text:p>
          </table:table-cell>
          <table:table-cell table:style-name="ce28" office:value-type="string" calcext:value-type="string">
            <text:p><text:span text:style-name="T7">Positive response: </text:span></text:p>
            <text:p>10 0B 62 F1 97 43 50 4C</text:p>
            <text:p>21 4C 00 00 00 30 FF FF</text:p>
            <text:p>Received.</text:p>
          </table:table-cell>
          <table:table-cell table:style-name="ce9" office:value-type="string" calcext:value-type="string">
            <text:p>Fail</text:p>
          </table:table-cell>
          <table:table-cell table:style-name="ce41" office:value-type="string" calcext:value-type="string">
            <text:p>Rashmi R.K.</text:p>
          </table:table-cell>
          <table:table-cell table:style-name="ce9"/>
          <table:table-cell table:style-name="ce9" office:value-type="string" calcext:value-type="string">
            <text:p>Functional Testing</text:p>
          </table:table-cell>
          <table:table-cell table:style-name="ce9"/>
          <table:table-cell table:style-name="Default" table:number-columns-repeated="22"/>
          <table:table-cell table:style-name="ce64" table:number-columns-repeated="991"/>
        </table:table-row>
        <table:table-row table:style-name="ro24">
          <table:table-cell table:style-name="ce6" office:value-type="string" calcext:value-type="string">
            <text:p>CEPL_APP_DIAG_SID0x22_08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198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98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Positive response: </text:p>
            <text:p>10 0D 62 F1 98 00 00 00 </text:p>
            <text:p>21 00 00 00 00 00 00 00 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9"/>
          <table:table-cell table:style-name="ce9" office:value-type="string" calcext:value-type="string">
            <text:p>Functional Testing</text:p>
          </table:table-cell>
          <table:table-cell table:style-name="ce9"/>
          <table:table-cell table:style-name="ce61"/>
          <table:table-cell table:style-name="ce63" table:number-columns-repeated="1012"/>
        </table:table-row>
        <table:table-row table:style-name="ro25">
          <table:table-cell table:style-name="ce6" office:value-type="string" calcext:value-type="string">
            <text:p>CEPL_APP_DIAG_SID0x22_09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199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99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Positive response: </text:p>
            <text:p>10 09 62 F1 99 00 00 00</text:p>
            <text:p>21 00 00 00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9"/>
          <table:table-cell table:style-name="ce9" office:value-type="string" calcext:value-type="string">
            <text:p>Functional Testing</text:p>
          </table:table-cell>
          <table:table-cell table:style-name="ce9"/>
          <table:table-cell table:style-name="ce61"/>
          <table:table-cell table:style-name="ce63" table:number-columns-repeated="1012"/>
        </table:table-row>
        <table:table-row table:style-name="ro26">
          <table:table-cell table:style-name="ce6" office:value-type="string" calcext:value-type="string">
            <text:p>CEPL_APP_DIAG_SID0x22_10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D05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D 05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Positive response: </text:p>
            <text:p>10 0D 62 FD 05 02 0C 19</text:p>
            <text:p>21 3C 69 A0 B7 FA FA FA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61"/>
          <table:table-cell table:style-name="ce63" table:number-columns-repeated="1012"/>
        </table:table-row>
        <table:table-row table:style-name="ro27">
          <table:table-cell table:style-name="ce6" office:value-type="string" calcext:value-type="string">
            <text:p>CEPL_APP_DIAG_SID0x22_11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D06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D 06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44" office:value-type="string" calcext:value-type="string">
            <text:p>Positive response: </text:p>
            <text:p>10 0D 62 FD 06 01 02 03</text:p>
            <text:p>21 08 0E 16 20 2D 40 5A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28">
          <table:table-cell table:style-name="ce6" office:value-type="string" calcext:value-type="string">
            <text:p>CEPL_APP_DIAG_SID0x22_12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D07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D 07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44" office:value-type="string" calcext:value-type="string">
            <text:p>Positive response: </text:p>
            <text:p>10 0D 62 FD 07 7D 7D 7D</text:p>
            <text:p>21 7D 7D 7D FA FA FA FA </text:p>
            <text:p>Should be received.</text:p>
          </table:table-cell>
          <table:table-cell table:style-name="ce44" office:value-type="string" calcext:value-type="string">
            <text:p>Positive response: </text:p>
            <text:p>10 0D 62 FD 07 FD FD FD</text:p>
            <text:p>21 FD FD FD C8 FA FA FA  received.</text:p>
          </table:table-cell>
          <table:table-cell table:style-name="ce9" office:value-type="string" calcext:value-type="string">
            <text:p>Fail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29">
          <table:table-cell table:style-name="ce6" office:value-type="string" calcext:value-type="string">
            <text:p>CEPL_APP_DIAG_SID0x22_13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D08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D 08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44" office:value-type="string" calcext:value-type="string">
            <text:p>Positive response: </text:p>
            <text:p>04 62 FD 08 0A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0">
          <table:table-cell table:style-name="ce6" office:value-type="string" calcext:value-type="string">
            <text:p>CEPL_APP_DIAG_SID0x22_14</text:p>
          </table:table-cell>
          <table:table-cell table:style-name="ce29" office:value-type="string" calcext:value-type="string">
            <text:p>Diagnostics</text:p>
          </table:table-cell>
          <table:table-cell table:style-name="ce9" office:value-type="string" calcext:value-type="string">
            <text:p>Checking for DID-FDA0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D A0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43" office:value-type="string" calcext:value-type="string">
            <text:p>Positive response: </text:p>
            <text:p>05 62 FD A0 03 E8 FF FF</text:p>
            <text:p><text:span text:style-name="T13">Should be received.</text:span>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1">
          <table:table-cell table:style-name="ce6" office:value-type="string" calcext:value-type="string">
            <text:p>CEPL_APP_DIAG_SID0x22_15</text:p>
          </table:table-cell>
          <table:table-cell table:style-name="ce29" office:value-type="string" calcext:value-type="string">
            <text:p>Diagnostics</text:p>
          </table:table-cell>
          <table:table-cell table:style-name="ce21" office:value-type="string" calcext:value-type="string">
            <text:p>Checking for NRC 0x13</text:p>
            <text:p>IncorrectMessageLengthOrInvalidFormat</text:p>
          </table:table-cell>
          <table:table-cell table:style-name="ce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4 22 FD A0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9" office:value-type="string" calcext:value-type="string">
            <text:p>Negative response: </text:p>
            <text:p>03 7F 22 13 FF FF FF FF</text:p>
            <text:p>should be received.</text:p>
          </table:table-cell>
          <table:table-cell table:style-name="ce48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26">
          <table:table-cell table:style-name="ce6" office:value-type="string" calcext:value-type="string">
            <text:p>CEPL_APP_DIAG_SID0x22_16</text:p>
          </table:table-cell>
          <table:table-cell table:style-name="ce29" office:value-type="string" calcext:value-type="string">
            <text:p>Diagnostics</text:p>
          </table:table-cell>
          <table:table-cell table:style-name="ce21" office:value-type="string" calcext:value-type="string">
            <text:p>Checking for NRC 0x31</text:p>
            <text:p>SubFunctionNotSupported</text:p>
          </table:table-cell>
          <table:table-cell table:style-name="ce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D B0 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9" office:value-type="string" calcext:value-type="string">
            <text:p>Negative response: </text:p>
            <text:p>03 7F 22 31 FF FF FF FF</text:p>
            <text:p>should be received.</text:p>
          </table:table-cell>
          <table:table-cell table:style-name="ce48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2">
          <table:table-cell table:style-name="ce6" office:value-type="string" calcext:value-type="string">
            <text:p>CEPL_APP_DIAG_SID0x22_17</text:p>
          </table:table-cell>
          <table:table-cell table:style-name="ce29" office:value-type="string" calcext:value-type="string">
            <text:p>Diagnostics</text:p>
          </table:table-cell>
          <table:table-cell table:style-name="ce21" office:value-type="string" calcext:value-type="string">
            <text:p>Checking for NRC 0x22</text:p>
            <text:p>ConditionNotSupported</text:p>
          </table:table-cell>
          <table:table-cell table:style-name="ce39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 request </text:span></text:p>
            <text:p><text:span text:style-name="T11">03 22 F1 93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8" office:value-type="string" calcext:value-type="string">
            <text:p><text:span text:style-name="T3">Negative response:</text:span></text:p>
            <text:p><text:span text:style-name="T3">03 7F 22 22 FF FF FF FF</text:span></text:p>
            <text:p><text:span text:style-name="T3">should be received.</text:span></text:p>
          </table:table-cell>
          <table:table-cell table:style-name="ce9" office:value-type="string" calcext:value-type="string">
            <text:p>As Expected</text:p>
          </table:table-cell>
          <table:table-cell table:style-name="ce9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3">
          <table:table-cell table:style-name="ce11"/>
          <table:table-cell table:style-name="ce30"/>
          <table:table-cell table:style-name="ce11"/>
          <table:table-cell table:style-name="ce41"/>
          <table:table-cell table:style-name="ce9"/>
          <table:table-cell table:style-name="ce49"/>
          <table:table-cell table:style-name="ce41"/>
          <table:table-cell table:style-name="ce11" table:number-columns-repeated="4"/>
          <table:table-cell table:number-columns-repeated="1013"/>
        </table:table-row>
        <table:table-row table:style-name="ro34">
          <table:table-cell table:style-name="ce12" office:value-type="string" calcext:value-type="string" table:number-columns-spanned="1024" table:number-rows-spanned="1">
            <text:p>Diagnostic Service: SID0x27 Security Access</text:p>
          </table:table-cell>
          <table:covered-table-cell table:style-name="ce30"/>
          <table:covered-table-cell table:style-name="ce11"/>
          <table:covered-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 Prepare CAN Message with</text:span></text:p>
            <text:p><text:span text:style-name="T11"> Diagnostic request </text:span></text:p>
            <text:p><text:span text:style-name="T11">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covered-table-cell>
          <table:covered-table-cell table:style-name="ce9" office:value-type="string" calcext:value-type="string">
            <text:p>Negative response: </text:p>
            <text:p>03 7F 22 7F FF FF FF FF</text:p>
            <text:p>should be received.</text:p>
          </table:covered-table-cell>
          <table:covered-table-cell table:number-columns-repeated="2" table:style-name="ce21"/>
          <table:covered-table-cell table:number-columns-repeated="4" table:style-name="ce11"/>
          <table:covered-table-cell table:number-columns-repeated="1013"/>
        </table:table-row>
        <table:table-row table:style-name="ro26">
          <table:table-cell table:style-name="ce6" office:value-type="string" calcext:value-type="string">
            <text:p>CEPL_APP_DIAG_SID0x27_01</text:p>
          </table:table-cell>
          <table:table-cell table:style-name="ce31" office:value-type="string" calcext:value-type="string">
            <text:p><text:s/>Diagnostics</text:p>
          </table:table-cell>
          <table:table-cell table:style-name="ce21" office:value-type="string" calcext:value-type="string">
            <text:p>Unlocking Extended Diagnostic </text:p>
            <text:p>Session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Session must be in default</text:span></text:p>
            <text:p><text:span text:style-name="T8">3. Prepare CAN Message with Diagnostic request </text:span></text:p>
            <text:p><text:span text:style-name="T8">02 27 01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seed</text:span></text:p>
            <text:p><text:span text:style-name="T8">3. send the 2's complement of key</text:span></text:p>
            <text:p><text:span text:style-name="T8">4. Stop the recording.</text:span></text:p>
          </table:table-cell>
          <table:table-cell table:style-name="ce21" office:value-type="string" calcext:value-type="string">
            <text:p>Positive response:</text:p>
            <text:p>04 67 02 ** ** FF FF FF</text:p>
            <text:p>Should be received.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25">
          <table:table-cell table:style-name="ce6" office:value-type="string" calcext:value-type="string">
            <text:p>CEPL_APP_DIAG_SID0x27_02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Unlocking Programming </text:p>
            <text:p>Session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Session must be in Extended</text:span></text:p>
            <text:p><text:span text:style-name="T8">3. Prepare CAN Message with Diagnostic request </text:span></text:p>
            <text:p><text:span text:style-name="T8">02 27 03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seed</text:span></text:p>
            <text:p><text:span text:style-name="T8">3. send the 2's complement of key</text:span></text:p>
            <text:p><text:span text:style-name="T8">4. Stop the recording.</text:span></text:p>
          </table:table-cell>
          <table:table-cell table:style-name="ce21" office:value-type="string" calcext:value-type="string">
            <text:p>Negative response:</text:p>
            <text:p>03 7F 27 22 FF FF FF FF</text:p>
            <text:p>Should be received.</text:p>
          </table:table-cell>
          <table:table-cell table:style-name="ce21" office:value-type="string" calcext:value-type="string">
            <text:p>Negative response:</text:p>
            <text:p>03 7F 27 24 FF FF FF FF</text:p>
            <text:p>Should be received.</text:p>
          </table:table-cell>
          <table:table-cell table:style-name="ce21" office:value-type="string" calcext:value-type="string">
            <text:p>Fail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26">
          <table:table-cell table:style-name="ce6" office:value-type="string" calcext:value-type="string">
            <text:p>CEPL_APP_DIAG_SID0x27_03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for 0x35 </text:p>
            <text:p>InvalidKey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27 01 FF FF FF FF FF</text:span></text:p>
            <text:p><text:span text:style-name="T8">04 27 02 ** **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seed</text:span></text:p>
            <text:p><text:span text:style-name="T8">3. send the wrong  2's complement of key</text:span></text:p>
            <text:p><text:span text:style-name="T8">4. Stop the recording.</text:span></text:p>
          </table:table-cell>
          <table:table-cell table:style-name="ce21" office:value-type="string" calcext:value-type="string">
            <text:p>Negative response:</text:p>
            <text:p>03 7F 27 35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7">
          <table:table-cell table:style-name="ce6" office:value-type="string" calcext:value-type="string">
            <text:p>CEPL_APP_DIAG_SID0x27_04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for 0x12</text:p>
            <text:p>SubFunctionNotSupported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27 01 FF FF FF FF FF</text:span></text:p>
            <text:p><text:span text:style-name="T8">04 27 05 ** **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seed</text:span></text:p>
            <text:p><text:span text:style-name="T8">3. send the 2's complement of key</text:span></text:p>
            <text:p><text:span text:style-name="T8">4. Stop the recording.</text:span></text:p>
          </table:table-cell>
          <table:table-cell table:style-name="ce21" office:value-type="string" calcext:value-type="string">
            <text:p>Negative response:</text:p>
            <text:p>03 7F 27 12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5">
          <table:table-cell table:style-name="ce6" office:value-type="string" calcext:value-type="string">
            <text:p>CEPL_APP_DIAG_SID0x27_05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for 0x13</text:p>
            <text:p>ServiceNotSupported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27 01 FF FF FF FF FF</text:span></text:p>
            <text:p><text:span text:style-name="T8">03 27 02 ** **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seed</text:span></text:p>
            <text:p><text:span text:style-name="T8">3. send the 2's complement of key</text:span></text:p>
            <text:p><text:span text:style-name="T8">4. Stop the recording.</text:span></text:p>
          </table:table-cell>
          <table:table-cell table:style-name="ce21" office:value-type="string" calcext:value-type="string">
            <text:p>Negative response:</text:p>
            <text:p>03 7F 27 13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6">
          <table:table-cell table:style-name="ce6" office:value-type="string" calcext:value-type="string">
            <text:p>CEPL_APP_DIAG_SID0x27_06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for 0x13</text:p>
            <text:p>ServiceNotSupported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3 27 01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21" office:value-type="string" calcext:value-type="string">
            <text:p>Negative response:</text:p>
            <text:p>03 7F 27 13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7">
          <table:table-cell table:style-name="ce6" office:value-type="string" calcext:value-type="string">
            <text:p>CEPL_APP_DIAG_SID0x27_07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for 0x24</text:p>
            <text:p>ResponseSequenceError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Session must be in default</text:span></text:p>
            <text:p><text:span text:style-name="T8">3. Prepare CAN Message with Diagnostic request </text:span></text:p>
            <text:p><text:span text:style-name="T8">04 27 02 ** ** 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SendKey</text:span></text:p>
            <text:p><text:span text:style-name="T8">3. Stop the recording.</text:span></text:p>
          </table:table-cell>
          <table:table-cell table:style-name="ce21" office:value-type="string" calcext:value-type="string">
            <text:p>Negative response:</text:p>
            <text:p>03 7F 27 24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8">
          <table:table-cell table:style-name="ce6" office:value-type="string" calcext:value-type="string">
            <text:p>CEPL_APP_DIAG_SID0x27_08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 for 0X22</text:p>
            <text:p> ConditionNotCorrect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Session must be in default</text:span></text:p>
            <text:p><text:span text:style-name="T8">3. Prepare CAN Message with Diagnostic request </text:span></text:p>
            <text:p><text:span text:style-name="T8">02 27 03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seed</text:span></text:p>
            <text:p><text:span text:style-name="T8">3. send the 2's complement of key</text:span></text:p>
            <text:p><text:span text:style-name="T8">4. Stop the recording.</text:span></text:p>
          </table:table-cell>
          <table:table-cell table:style-name="ce21" office:value-type="string" calcext:value-type="string">
            <text:p>Negative response:</text:p>
            <text:p>03 7F 27 22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???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25">
          <table:table-cell table:style-name="ce6" office:value-type="string" calcext:value-type="string">
            <text:p>CEPL_APP_DIAG_SID0x27_09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for 0x12</text:p>
            <text:p>SubFunctionNotSupported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Session must be in default</text:span></text:p>
            <text:p><text:span text:style-name="T8">3. Prepare CAN Message with Diagnostic request </text:span></text:p>
            <text:p><text:span text:style-name="T8">02 27 05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seed</text:span></text:p>
            <text:p><text:span text:style-name="T8">3. send the 2's complement of key</text:span></text:p>
            <text:p><text:span text:style-name="T8">4. Stop the recording.</text:span></text:p>
          </table:table-cell>
          <table:table-cell table:style-name="ce21" office:value-type="string" calcext:value-type="string">
            <text:p>Negative response:</text:p>
            <text:p>03 7F 27 12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7">
          <table:table-cell table:style-name="ce6" office:value-type="string" calcext:value-type="string">
            <text:p>CEPL_APP_DIAG_SID0x27_10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for 0x24</text:p>
            <text:p>ResponseSequenceError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Session must be in default</text:span></text:p>
            <text:p><text:span text:style-name="T8">3. Prepare CAN Message with Diagnostic request </text:span></text:p>
            <text:p><text:span text:style-name="T8">02 27 01 FF FF FF FF FF</text:span></text:p>
            <text:p><text:span text:style-name="T8">04 2E FD 08 0A FF FF FF </text:span></text:p>
            <text:p><text:span text:style-name="T8">04 27 02 ** ** 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SendKey</text:span></text:p>
            <text:p><text:span text:style-name="T8">3. Stop the recording.</text:span></text:p>
          </table:table-cell>
          <table:table-cell table:style-name="ce21" office:value-type="string" calcext:value-type="string">
            <text:p>Negative response:</text:p>
            <text:p>03 7F 27 24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9">
          <table:table-cell table:style-name="ce6" office:value-type="string" calcext:value-type="string">
            <text:p>CEPL_APP_DIAG_SID0x27_11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for 0x36</text:p>
            <text:p>ExceedNumberOfAttempts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27 01 FF FF FF FF FF</text:span></text:p>
            <text:p><text:span text:style-name="T8">04 27 02 ** **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Send the requestseed</text:span></text:p>
            <text:p><text:span text:style-name="T8">3. send the wrong  2's complement of key three times</text:span></text:p>
            <text:p><text:span text:style-name="T8">4. Stop the recording.</text:span></text:p>
          </table:table-cell>
          <table:table-cell table:style-name="ce21" office:value-type="string" calcext:value-type="string">
            <text:p>Negative response:</text:p>
            <text:p>03 7F 27 36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7">
          <table:table-cell table:style-name="ce6" office:value-type="string" calcext:value-type="string">
            <text:p>CEPL_APP_DIAG_SID0x27_12</text:p>
          </table:table-cell>
          <table:table-cell table:style-name="ce31" office:value-type="string" calcext:value-type="string">
            <text:p>Diagnostics</text:p>
          </table:table-cell>
          <table:table-cell table:style-name="ce21" office:value-type="string" calcext:value-type="string">
            <text:p>Checking NRC for 0x37</text:p>
            <text:p>RequestTimeDelayNotExpired</text:p>
          </table:table-cell>
          <table:table-cell table:style-name="ce39" office:value-type="string" calcext:value-type="string">
            <text:p>Preconditions :</text:p>
            <text:p><text:span text:style-name="T8">1. WakeUp the Module by WBI or WBA.</text:span></text:p>
            <text:p><text:span text:style-name="T8">2. Prepare CAN Message with Diagnostic request </text:span></text:p>
            <text:p><text:span text:style-name="T8">02 27 01 FF FF FF FF FF</text:span></text:p>
            <text:p><text:span text:style-name="T9">Procedure :</text:span></text:p>
            <text:p><text:span text:style-name="T8">1. Start recording Diagnostic Message</text:span></text:p>
            <text:p><text:span text:style-name="T8">2. Three times wrong Sendkey must be sent</text:span></text:p>
            <text:p><text:span text:style-name="T8">2. Send the request</text:span></text:p>
            <text:p><text:span text:style-name="T8">3. Stop the recording.</text:span></text:p>
          </table:table-cell>
          <table:table-cell table:style-name="ce21" office:value-type="string" calcext:value-type="string">
            <text:p>Negative response:</text:p>
            <text:p>03 7F 27 37 FF FF FF FF</text:p>
            <text:p>Should be receiv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40">
          <table:table-cell table:style-name="ce11"/>
          <table:table-cell table:style-name="ce30"/>
          <table:table-cell table:style-name="ce11" table:number-columns-repeated="9"/>
          <table:table-cell table:number-columns-repeated="1013"/>
        </table:table-row>
        <table:table-row table:style-name="ro41">
          <table:table-cell table:style-name="ce13" office:value-type="string" calcext:value-type="string" table:number-columns-spanned="1024" table:number-rows-spanned="1">
            <text:p>Diagnostic Service: SID0x28 Communication Control</text:p>
          </table:table-cell>
          <table:covered-table-cell table:number-columns-repeated="10" table:style-name="ce11"/>
          <table:covered-table-cell table:number-columns-repeated="1013"/>
        </table:table-row>
        <table:table-row table:style-name="ro37">
          <table:table-cell table:style-name="ce8" office:value-type="string" calcext:value-type="string">
            <text:p>CEPL_APP_DIAG_SID0x28_01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Request to Enable Rx and Tx for</text:p>
            <text:p>Normal Communication messages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0 01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2 68 00 FF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42">
          <table:table-cell table:style-name="ce8" office:value-type="string" calcext:value-type="string">
            <text:p>CEPL_APP_DIAG_SID0x28_02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Request to Enable Rx and Tx </text:p>
            <text:p>for NM Communication </text:p>
            <text:p>Messages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0 02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2 68 00 FF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25">
          <table:table-cell table:style-name="ce8" office:value-type="string" calcext:value-type="string">
            <text:p>CEPL_APP_DIAG_SID0x28_03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Request to Enable Rx and Tx for </text:p>
            <text:p>Both Normal Communication and</text:p>
            <text:p>For NM communication messages 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0 03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2 68 00 FF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7">
          <table:table-cell table:style-name="ce8" office:value-type="string" calcext:value-type="string">
            <text:p>CEPL_APP_DIAG_SID0x28_04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Request to Enable Rx and Disable</text:p>
            <text:p> Tx for Normal Communication </text:p>
            <text:p>Messages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1 01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2 68 01 FF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27">
          <table:table-cell table:style-name="ce8" office:value-type="string" calcext:value-type="string">
            <text:p>CEPL_APP_DIAG_SID0x28_05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Request to Enable Rx and Disable </text:p>
            <text:p>Tx for NM Communication messages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1 02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2 68 01 FF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7">
          <table:table-cell table:style-name="ce8" office:value-type="string" calcext:value-type="string">
            <text:p>CEPL_APP_DIAG_SID0x28_06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Request to Enable Rx and Disable </text:p>
            <text:p>Tx for both Normal Communication</text:p>
            <text:p>And NM communication messages 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1 03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2 68 01 FF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43">
          <table:table-cell table:style-name="ce8" office:value-type="string" calcext:value-type="string">
            <text:p>CEPL_APP_DIAG_SID0x28_07</text:p>
          </table:table-cell>
          <table:table-cell table:style-name="ce15" office:value-type="string" calcext:value-type="string">
            <text:p>Diagnostics</text:p>
          </table:table-cell>
          <table:table-cell table:style-name="ce34" office:value-type="string" calcext:value-type="string">
            <text:p><text:span text:style-name="T3">Checking the NRC for 0x12 </text:span></text:p>
            <text:p><text:span text:style-name="T3">Sub function not supported(Control type)</text:span>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2 01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8 12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44">
          <table:table-cell table:style-name="ce8" office:value-type="string" calcext:value-type="string">
            <text:p>CEPL_APP_DIAG_SID0x28_08</text:p>
          </table:table-cell>
          <table:table-cell table:style-name="ce15" office:value-type="string" calcext:value-type="string">
            <text:p>Diagnostics</text:p>
          </table:table-cell>
          <table:table-cell table:style-name="ce34" office:value-type="string" calcext:value-type="string">
            <text:p><text:span text:style-name="T3">Checking the NRC for 0X13 </text:span></text:p>
            <text:p><text:span text:style-name="T3">Incorrect Message Length Or Invalid Format</text:span>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28 00 01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8 13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44">
          <table:table-cell table:style-name="ce8" office:value-type="string" calcext:value-type="string">
            <text:p>CEPL_APP_DIAG_SID0x28_09</text:p>
          </table:table-cell>
          <table:table-cell table:style-name="ce15" office:value-type="string" calcext:value-type="string">
            <text:p>Diagnostics</text:p>
          </table:table-cell>
          <table:table-cell table:style-name="ce34" office:value-type="string" calcext:value-type="string">
            <text:p><text:span text:style-name="T4">Checking the NRC for 0X22</text:span></text:p>
            <text:p><text:span text:style-name="T4">Condition Not Correct</text:span></text:p>
          </table:table-cell>
          <table: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0 01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8 22 FF FF FF FF</text:p>
            <text:p>Should be recevied.</text:p>
          </table:table-cell>
          <table:table-cell table:style-name="ce21"/>
          <table:table-cell table:style-name="ce21" office:value-type="string" calcext:value-type="string">
            <text:p>???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37">
          <table:table-cell table:style-name="ce8" office:value-type="string" calcext:value-type="string">
            <text:p>CEPL_APP_DIAG_SID0x28_10</text:p>
          </table:table-cell>
          <table:table-cell table:style-name="ce15" office:value-type="string" calcext:value-type="string">
            <text:p>Diagnostics</text:p>
          </table:table-cell>
          <table:table-cell table:style-name="ce34" office:value-type="string" calcext:value-type="string">
            <text:p><text:span text:style-name="T4">Checking NRC for 0X31 </text:span></text:p>
            <text:p><text:span text:style-name="T4">Request Out Of Range</text:span>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5 09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8 31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42">
          <table:table-cell table:style-name="ce8" office:value-type="string" calcext:value-type="string">
            <text:p>CEPL_APP_DIAG_SID0x28_11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<text:span text:style-name="T5">Checking the NRC 0X7F</text:span><text:span text:style-name="T6"> </text:span></text:p>
            <text:p><text:span text:style-name="T7">Service Not Supported </text:span></text:p>
            <text:p><text:span text:style-name="T7">In ActiveSession.</text:span>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3 28 00 01 FF FF FF FF</text:span></text:p>
            <text:p><text:span text:style-name="T11">3.Session should be Extended.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8 7F FF FF FF FF</text:p>
            <text:p>Should be recevied.</text:p>
          </table:table-cell>
          <table:table-cell table:style-name="ce9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41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45">
          <table:table-cell table:style-name="ce11" table:number-columns-repeated="9"/>
          <table:table-cell table:style-name="ce41"/>
          <table:table-cell table:style-name="ce11"/>
          <table:table-cell table:number-columns-repeated="1013"/>
        </table:table-row>
        <table:table-row table:style-name="ro46">
          <table:table-cell table:style-name="ce12" office:value-type="string" calcext:value-type="string" table:number-columns-spanned="1024" table:number-rows-spanned="1">
            <text:p>Diagnostic Service: SID0xA5 On Chip Memory Control</text:p>
          </table:table-cell>
          <table:covered-table-cell table:number-columns-repeated="8" table:style-name="ce11"/>
          <table:covered-table-cell table:style-name="ce41" office:value-type="string" calcext:value-type="string">
            <text:p>Functional Testing</text:p>
          </table:covered-table-cell>
          <table:covered-table-cell table:style-name="ce11"/>
          <table:covered-table-cell table:number-columns-repeated="1013"/>
        </table:table-row>
        <table:table-row table:style-name="ro37">
          <table:table-cell table:style-name="ce14" office:value-type="string" calcext:value-type="string">
            <text:p>CEPL_APP_DIAG_SID</text:p>
            <text:p>0xA5_01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Request to Erase Fixed blocks</text:p>
            <text:p> In data flash area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6 A5 10 54 52 23 DE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2 E5 10 FF FF FF FF FF</text:p>
            <text:p>Should be recevied.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43">
          <table:table-cell table:style-name="ce14" office:value-type="string" calcext:value-type="string">
            <text:p>CEPL_APP_DIAG_</text:p>
            <text:p>SID0xA5_02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Request to Erase Rotational blocks</text:p>
            <text:p> In data flash area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6 A5 20 DE 23 54 52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2 E5 20 FF FF FF FF FF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44">
          <table:table-cell table:style-name="ce14" office:value-type="string" calcext:value-type="string">
            <text:p>CEPL_APP_DIAG_</text:p>
            <text:p>SID0xA5_03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Checking the NRC(0x12):</text:p>
            <text:p>SubFunctionNotSupported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6 A5 30 DE 23 54 52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A5 12 FF FF FF FF </text:span></text:p>
            <text:p><text:span text:style-name="T4">should be received.</text:span>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44">
          <table:table-cell table:style-name="ce14" office:value-type="string" calcext:value-type="string">
            <text:p>CEPL_APP_DIAG_</text:p>
            <text:p>SID0xA5_04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Checking the NRC(0x13):</text:p>
            <text:p>IncorrectMessageLength</text:p>
            <text:p>OrInvalidFormat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7 A5 20 DE 23 54 52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A5 13 FF FF FF FF </text:span></text:p>
            <text:p><text:span text:style-name="T4">should be received.</text:span>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37">
          <table:table-cell table:style-name="ce14" office:value-type="string" calcext:value-type="string">
            <text:p>CEPL_APP_DIAG_</text:p>
            <text:p>SID0xA5_05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Checking the NRC(0x22):</text:p>
            <text:p>ConditionNotCorrect</text:p>
          </table:table-cell>
          <table: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6 A5 20 DE 23 54 52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A5 22 FF FF FF FF </text:span></text:p>
            <text:p><text:span text:style-name="T4">should be received.</text:span>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???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47">
          <table:table-cell table:style-name="ce14" office:value-type="string" calcext:value-type="string">
            <text:p>CEPL_APP_DIAG_</text:p>
            <text:p>SID0xA5_06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Checking the NRC(0x35):</text:p>
            <text:p>InvalidKey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6 A5 20 AE 23 54 52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A5 35 FF FF FF FF </text:span></text:p>
            <text:p><text:span text:style-name="T4">should be received.</text:span>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25">
          <table:table-cell table:style-name="ce14" office:value-type="string" calcext:value-type="string">
            <text:p>CEPL_APP_DIAG_</text:p>
            <text:p>SID0xA5_07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Checking the NRC(0x72):</text:p>
            <text:p>GeneralProgrammingFailure</text:p>
          </table:table-cell>
          <table: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6 A5 20 DE 23 54 52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A5 72 FF FF FF FF </text:span></text:p>
            <text:p><text:span text:style-name="T4">should be received.</text:span>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???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37">
          <table:table-cell table:style-name="ce14" office:value-type="string" calcext:value-type="string">
            <text:p>CEPL_APP_DIAG_</text:p>
            <text:p>SID0xA5_08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Checking the NRC(0x7F):</text:p>
            <text:p>ServiceNotSupportedInActive</text:p>
            <text:p>Session</text:p>
          </table:table-cell>
          <table: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Session should be in Extended</text:span></text:p>
            <text:p><text:span text:style-name="T11">3. Prepare CAN Message with Diagnostic</text:span></text:p>
            <text:p><text:span text:style-name="T11">    Request </text:span></text:p>
            <text:p><text:span text:style-name="T11">    06 A5 20 DE 23 54 52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A5 7F FF FF FF FF </text:span></text:p>
            <text:p><text:span text:style-name="T4">should be received.</text:span>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25">
          <table:table-cell table:style-name="ce14" office:value-type="string" calcext:value-type="string">
            <text:p>CEPL_APP_DIAG_</text:p>
            <text:p>SID0xA5_09</text:p>
          </table:table-cell>
          <table:table-cell table:style-name="ce15" office:value-type="string" calcext:value-type="string">
            <text:p>Diagnostics</text:p>
          </table:table-cell>
          <table:table-cell table:style-name="ce21" office:value-type="string" calcext:value-type="string">
            <text:p>Checking the NRC(0x78):</text:p>
            <text:p>RequestCorrectlyReceived-</text:p>
            <text:p>ResponsePending</text:p>
          </table:table-cell>
          <table: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6 A5 20 DE 23 54 52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A5 78 FF FF FF FF </text:span></text:p>
            <text:p><text:span text:style-name="T4">should be received.</text:span>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48">
          <table:table-cell table:style-name="ce15" table:number-columns-repeated="2"/>
          <table:table-cell table:style-name="ce21" table:number-columns-repeated="9"/>
          <table:table-cell table:style-name="ce22" table:number-columns-repeated="246"/>
          <table:table-cell table:style-name="ce68" table:number-columns-repeated="767"/>
        </table:table-row>
        <table:table-row table:style-name="ro49">
          <table:table-cell table:style-name="ce12" office:value-type="string" calcext:value-type="string" table:number-columns-spanned="1024" table:number-rows-spanned="1">
            <text:p>Diagnostic Service: SID0x3E Tester Present</text:p>
          </table:table-cell>
          <table:covered-table-cell table:number-columns-repeated="10" table:style-name="ce11"/>
          <table:covered-table-cell table:number-columns-repeated="1013"/>
        </table:table-row>
        <table:table-row table:style-name="ro25">
          <table:table-cell table:style-name="ce14" office:value-type="string" calcext:value-type="string">
            <text:p>CEPL_APP_DIAG_</text:p>
            <text:p>SID0x3E_01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for No Response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2 3E 80 FF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o response from ECU should </text:p>
            <text:p>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50">
          <table:table-cell table:style-name="ce14" office:value-type="string" calcext:value-type="string">
            <text:p>CEPL_APP_DIAG_</text:p>
            <text:p>SID0x3E_02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for Response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2 3E 00 FF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ve response:</text:p>
            <text:p>02 7E 00 FF FF FF FF FF</text:p>
            <text:p>Should 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25">
          <table:table-cell table:style-name="ce14" office:value-type="string" calcext:value-type="string">
            <text:p>CEPL_APP_DIAG_</text:p>
            <text:p>SID0x3E_03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for NRC 0x12</text:p>
            <text:p>SubFunctionNotSupported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2 3E 30 FF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 03 7F 3E 12 FF FF FF FF </text:p>
            <text:p>should be received.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50">
          <table:table-cell table:style-name="ce14" office:value-type="string" calcext:value-type="string">
            <text:p>CEPL_APP_DIAG_</text:p>
            <text:p>SID0x3E_04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for NRC 0x13 </text:p>
            <text:p>IncorrectMessageLengthOrInvalidFormat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E 80 FF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 03 7F 3E 13 FF FF FF FF </text:p>
            <text:p>should be received.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number-columns-repeated="1013"/>
        </table:table-row>
        <table:table-row table:style-name="ro51">
          <table:table-cell table:style-name="ce11" table:number-columns-repeated="11"/>
          <table:table-cell table:number-columns-repeated="1013"/>
        </table:table-row>
        <table:table-row table:style-name="ro52">
          <table:table-cell table:style-name="ce16" office:value-type="string" calcext:value-type="string" table:number-columns-spanned="1024" table:number-rows-spanned="1">
            <text:p>Diagnostics Service: SID0x31 Routine Control</text:p>
          </table:table-cell>
          <table:covered-table-cell table:number-columns-repeated="10" table:style-name="ce11"/>
          <table:covered-table-cell table:number-columns-repeated="1013"/>
        </table:table-row>
        <table:table-row table:style-name="ro53">
          <table:table-cell table:style-name="ce14" office:value-type="string" calcext:value-type="string">
            <text:p>CEPL_APP_DIAG_</text:p>
            <text:p>SID0x31_01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 to Start Routine specified</text:p>
            <text:p>by Routine Identifier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1 01 FF 00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4 71 01 FF 00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37">
          <table:table-cell table:style-name="ce14" office:value-type="string" calcext:value-type="string">
            <text:p>CEPL_APP_DIAG_SID0x31_02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 to Start Routine specified</text:p>
            <text:p>by Routine Identifier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1 01 FF 01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4 71 01 FF 01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47">
          <table:table-cell table:style-name="ce14" office:value-type="string" calcext:value-type="string">
            <text:p>CEPL_APP_DIAG_SID0x31_03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 to Routine Results</text:p>
            <text:p>specified by Routine ID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1 03 FF 00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4 71 03 FF 00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25">
          <table:table-cell table:style-name="ce14" office:value-type="string" calcext:value-type="string">
            <text:p>CEPL_APP_DIAG_SID0x31_04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 to Routine Results</text:p>
            <text:p>specified by Routine ID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1 03 FF 01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4 71 03 FF 01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37">
          <table:table-cell table:style-name="ce14" office:value-type="string" calcext:value-type="string">
            <text:p>CEPL_APP_DIAG_SID0x31_05</text:p>
          </table:table-cell>
          <table:table-cell table:style-name="ce21" office:value-type="string" calcext:value-type="string">
            <text:p>Diagnostics</text:p>
          </table:table-cell>
          <table:table-cell table:style-name="ce15" office:value-type="string" calcext:value-type="string">
            <text:p><text:span text:style-name="T4">Checking the NRC(0x12):</text:span></text:p>
            <text:p><text:span text:style-name="T4">SubFunctionNotSupported</text:span>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1 05 FF 00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31 12 FF FF FF FF </text:span></text:p>
            <text:p><text:span text:style-name="T4">should be received.</text:span>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25">
          <table:table-cell table:style-name="ce14" office:value-type="string" calcext:value-type="string">
            <text:p>CEPL_APP_DIAG_SID0x31_06</text:p>
          </table:table-cell>
          <table:table-cell table:style-name="ce21" office:value-type="string" calcext:value-type="string">
            <text:p>Diagnostics</text:p>
          </table:table-cell>
          <table:table-cell table:style-name="ce15" office:value-type="string" calcext:value-type="string">
            <text:p><text:span text:style-name="T4">Checking the NRC(0x13):</text:span></text:p>
            <text:p><text:span text:style-name="T4">IncorrectMessageLength</text:span></text:p>
            <text:p><text:span text:style-name="T4">OrInvalidFormat</text:span>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5 31 05 FF 00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31 13 FF FF FF FF </text:span></text:p>
            <text:p><text:span text:style-name="T4">should be received.</text:span>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37">
          <table:table-cell table:style-name="ce14" office:value-type="string" calcext:value-type="string">
            <text:p>CEPL_APP_DIAG_SID0x31_07</text:p>
          </table:table-cell>
          <table:table-cell table:style-name="ce21" office:value-type="string" calcext:value-type="string">
            <text:p>Diagnostics</text:p>
          </table:table-cell>
          <table:table-cell table:style-name="ce15" office:value-type="string" calcext:value-type="string">
            <text:p><text:span text:style-name="T4">Checking the NRC(0X31) </text:span></text:p>
            <text:p><text:span text:style-name="T4">Request Out Of Range</text:span></text:p>
          </table:table-cell>
          <table: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1 05 FF 00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31 31 FF FF FF FF </text:span></text:p>
            <text:p><text:span text:style-name="T4">should be received.</text:span>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26">
          <table:table-cell table:style-name="ce14" office:value-type="string" calcext:value-type="string">
            <text:p>CEPL_APP_DIAG_SID0x31_08</text:p>
          </table:table-cell>
          <table:table-cell table:style-name="ce21" office:value-type="string" calcext:value-type="string">
            <text:p>Diagnostics</text:p>
          </table:table-cell>
          <table:table-cell table:style-name="ce15" office:value-type="string" calcext:value-type="string">
            <text:p><text:span text:style-name="T4">Checking the NRC(0x72):</text:span></text:p>
            <text:p><text:span text:style-name="T4">GeneralProgrammingFailure</text:span></text:p>
          </table:table-cell>
          <table: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1 05 FF 00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31 72 FF FF FF FF </text:span></text:p>
            <text:p><text:span text:style-name="T4">should be received.</text:span>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53">
          <table:table-cell table:style-name="ce14" office:value-type="string" calcext:value-type="string">
            <text:p>CEPL_APP_DIAG_SID0x31_09</text:p>
          </table:table-cell>
          <table:table-cell table:style-name="ce21" office:value-type="string" calcext:value-type="string">
            <text:p>Diagnostics</text:p>
          </table:table-cell>
          <table:table-cell table:style-name="ce15" office:value-type="string" calcext:value-type="string">
            <text:p><text:span text:style-name="T4">Checking the NRC(0x78):</text:span></text:p>
            <text:p><text:span text:style-name="T4">RequestCorrectlyReceived-</text:span></text:p>
            <text:p><text:span text:style-name="T4">ResponsePending</text:span></text:p>
          </table:table-cell>
          <table: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1 05 FF 00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31 78 FF FF FF FF </text:span></text:p>
            <text:p><text:span text:style-name="T4">should be received.</text:span>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54">
          <table:table-cell table:style-name="ce14" office:value-type="string" calcext:value-type="string">
            <text:p>CEPL_APP_DIAG_SID0x31_10</text:p>
          </table:table-cell>
          <table:table-cell table:style-name="ce21" office:value-type="string" calcext:value-type="string">
            <text:p>Diagnostics</text:p>
          </table:table-cell>
          <table:table-cell table:style-name="ce15" office:value-type="string" calcext:value-type="string">
            <text:p><text:span text:style-name="T4">Checking the NRC(0x7F):</text:span></text:p>
            <text:p><text:span text:style-name="T4">ServiceNotSupportedInActive</text:span></text:p>
            <text:p><text:span text:style-name="T4">Session</text:span></text:p>
          </table:table-cell>
          <table:table-cell table:style-name="ce21" office:value-type="string" calcext:value-type="string">
            <text:p><text:span text:style-name="T10">Preconditions :***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4 31 05 FF 00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15" office:value-type="string" calcext:value-type="string">
            <text:p><text:span text:style-name="T4">Negative response: </text:span></text:p>
            <text:p><text:span text:style-name="T4">03 7F 31 7F FF FF FF FF </text:span></text:p>
            <text:p><text:span text:style-name="T4">should be received.</text:span>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55">
          <table:table-cell table:style-name="ce17"/>
          <table:table-cell table:style-name="ce11" table:number-columns-repeated="10"/>
          <table:table-cell table:number-columns-repeated="1013"/>
        </table:table-row>
        <table:table-row table:style-name="ro52">
          <table:table-cell table:style-name="ce18" office:value-type="string" calcext:value-type="string" table:number-columns-spanned="1024" table:number-rows-spanned="1">
            <text:p>Diagnostics Service: SID0x2E WriteDataByIdentifier</text:p>
          </table:table-cell>
          <table:covered-table-cell table:number-columns-repeated="10" table:style-name="ce21"/>
          <table:covered-table-cell table:number-columns-repeated="246" table:style-name="ce22"/>
          <table:covered-table-cell table:number-columns-repeated="767" table:style-name="ce68"/>
        </table:table-row>
        <table:table-row table:style-name="ro50">
          <table:table-cell table:style-name="ce14" office:value-type="string" calcext:value-type="string">
            <text:p>CEPL_APP_DIAG_</text:p>
            <text:p>SID0x2E_01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Writing value with DID-FD08</text:p>
            <text:p>In Programming session</text:p>
            <text:p/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04 2E FD 08 FF FF FF FF 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E 7F FF FF FF FF</text:p>
            <text:p>Should be received</text:p>
          </table:table-cell>
          <table:table-cell table:style-name="ce21"/>
          <table:table-cell table:style-name="ce21" office:value-type="string" calcext:value-type="string">
            <text:p>???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56">
          <table:table-cell table:style-name="ce14" office:value-type="string" calcext:value-type="string">
            <text:p>CEPL_APP_DIAG_SID0x2E_02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anging values for DIDs-</text:p>
            <text:p>F198, F199, FD05, FD06, FD07</text:p>
            <text:p>(Programmable)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/09 F1 **  XX XX XX XX</text:span></text:p>
            <text:p><text:span text:style-name="T11">     21 XX XX XX XX XX XX XX</text:span></text:p>
            <text:p/>
            <text:p><text:span text:style-name="T11">    10 0D FD **  XX XX XX XX</text:span></text:p>
            <text:p><text:span text:style-name="T11">    21 XX XX XX XX XX XX XX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4 67 02 ** ** FF FF FF</text:p>
            <text:p> Should be received.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We can write Data to CPEL2 using these Ids as they are programmable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57">
          <table:table-cell table:style-name="ce14" office:value-type="string" calcext:value-type="string">
            <text:p>CEPL_APP_DIAG_SID0x2E_03</text:p>
          </table:table-cell>
          <table:table-cell table:style-name="ce21" office:value-type="string" calcext:value-type="string">
            <text:p>Diagnostics</text:p>
          </table:table-cell>
          <table:table-cell table:style-name="ce35" office:value-type="string" calcext:value-type="string">
            <text:p>Checking for NRC 0x31</text:p>
            <text:p> Request Out Of Range</text:p>
          </table:table-cell>
          <table:table-cell table:style-name="ce21" office:value-type="string" calcext:value-type="string">
            <text:p><text:span text:style-name="T10">Preconditions : </text:span></text:p>
            <text:p><text:span text:style-name="T11">1. WakeUp the Module by WBI or WBA.</text:span></text:p>
            <text:p><text:span text:style-name="T11">2.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04 2E F1 78 FF FF FF FF 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E 31 FF FF FF FF</text:p>
            <text:p>Should 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58">
          <table:table-cell table:style-name="ce14" office:value-type="string" calcext:value-type="string">
            <text:p>CEPL_APP_DIAG_SID0x2E_04</text:p>
          </table:table-cell>
          <table:table-cell table:style-name="ce21" office:value-type="string" calcext:value-type="string">
            <text:p>Diagnostics</text:p>
          </table:table-cell>
          <table:table-cell table:style-name="ce35" office:value-type="string" calcext:value-type="string">
            <text:p>Checking for NRC 0x13</text:p>
            <text:p> IncorrectMessageLengthOrInvalidFormat</text:p>
          </table:table-cell>
          <table:table-cell table:style-name="ce21" office:value-type="string" calcext:value-type="string">
            <text:p><text:span text:style-name="T10">Preconditions : </text:span></text:p>
            <text:p><text:span text:style-name="T11">1. WakeUp the Module by WBI or WBA.</text:span></text:p>
            <text:p><text:span text:style-name="T11">2.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06 2E FD A0 03 E8 F9 FF 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E 13 FF FF FF FF</text:p>
            <text:p>Should 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50">
          <table:table-cell table:style-name="ce14" office:value-type="string" calcext:value-type="string">
            <text:p>CEPL_APP_DIAG_SID0x2E_05</text:p>
          </table:table-cell>
          <table:table-cell table:style-name="ce21" office:value-type="string" calcext:value-type="string">
            <text:p>Diagnostics</text:p>
          </table:table-cell>
          <table:table-cell table:style-name="ce35" office:value-type="string" calcext:value-type="string">
            <text:p>Checking for NRC 0x31</text:p>
            <text:p>RequestOutOfRange</text:p>
          </table:table-cell>
          <table:table-cell table:style-name="ce21" office:value-type="string" calcext:value-type="string">
            <text:p><text:span text:style-name="T10">Preconditions : </text:span></text:p>
            <text:p><text:span text:style-name="T11">1. WakeUp the Module by WBI or WBA.</text:span></text:p>
            <text:p><text:span text:style-name="T11">2.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04 2E FD 08 65 FF FF FF 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E 31 FF FF FF FF</text:p>
            <text:p>Should 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59">
          <table:table-cell table:style-name="ce14" office:value-type="string" calcext:value-type="string">
            <text:p>CEPL_APP_DIAG_SID0x2E_06</text:p>
          </table:table-cell>
          <table:table-cell table:style-name="ce21" office:value-type="string" calcext:value-type="string">
            <text:p>Diagnostics</text:p>
          </table:table-cell>
          <table:table-cell table:style-name="ce35" office:value-type="string" calcext:value-type="string">
            <text:p>Checking for NRC 0x31</text:p>
            <text:p>RequestOutOfRange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F1 8A XX XX XX XX</text:span></text:p>
            <text:p><text:span text:style-name="T11">    21 XX XX XX XX XX XX XX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E 31 FF FF FF FF</text:p>
            <text:p>Should 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60">
          <table:table-cell table:style-name="ce14" office:value-type="string" calcext:value-type="string">
            <text:p>CEPL_APP_DIAG_SID0x2E_07</text:p>
          </table:table-cell>
          <table:table-cell table:style-name="ce21" office:value-type="string" calcext:value-type="string">
            <text:p>Diagnostics</text:p>
          </table:table-cell>
          <table:table-cell table:style-name="ce35" office:value-type="string" calcext:value-type="string">
            <text:p>Checking for NRC 0x22 </text:p>
            <text:p>ConditionNotCorrect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A F1 87 XX XX XX XX</text:span></text:p>
            <text:p><text:span text:style-name="T11">    21 XX XX XX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E 22 FF FF FF FF</text:p>
            <text:p>Should 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61">
          <table:table-cell table:style-name="ce14" office:value-type="string" calcext:value-type="string">
            <text:p>CEPL_APP_DIAG_SID0x2E_08</text:p>
          </table:table-cell>
          <table:table-cell table:style-name="ce21" office:value-type="string" calcext:value-type="string">
            <text:p>Diagnostics</text:p>
          </table:table-cell>
          <table:table-cell table:style-name="ce35" office:value-type="string" calcext:value-type="string">
            <text:p>Checking for NRC 0x73</text:p>
            <text:p>ConditionNotCorrect</text:p>
          </table:table-cell>
          <table:table-cell table:style-name="ce21" office:value-type="string" calcext:value-type="string">
            <text:p><text:span text:style-name="T10">Preconditions : ***</text:span></text:p>
            <text:p><text:span text:style-name="T11">1. WakeUp the Module by WBI or WBA.</text:span></text:p>
            <text:p><text:span text:style-name="T11">2.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A F1 87 XX XX XX XX</text:span></text:p>
            <text:p><text:span text:style-name="T11">    22 XX XX XX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E 73 FF FF FF FF</text:p>
            <text:p>Should 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62">
          <table:table-cell table:style-name="ce14" office:value-type="string" calcext:value-type="string">
            <text:p>CEPL_APP_DIAG_SID0x2E_09</text:p>
          </table:table-cell>
          <table:table-cell table:style-name="ce21" office:value-type="string" calcext:value-type="string">
            <text:p>Diagnostics</text:p>
          </table:table-cell>
          <table:table-cell table:style-name="ce35" office:value-type="string" calcext:value-type="string">
            <text:p>Checking for NRC 0x7F</text:p>
            <text:p>ServiceNotSupportedInActiveSession</text:p>
          </table:table-cell>
          <table:table-cell table:style-name="ce21" office:value-type="string" calcext:value-type="string">
            <text:p><text:span text:style-name="T10">Preconditions : </text:span></text:p>
            <text:p><text:span text:style-name="T11">1. WakeUp the Module by WBI or WBA.</text:span></text:p>
            <text:p><text:span text:style-name="T11">2.Session should be in Extended</text:span></text:p>
            <text:p><text:span text:style-name="T11">3. Prepare CAN Message with Diagnostic</text:span></text:p>
            <text:p><text:span text:style-name="T11">    Request </text:span></text:p>
            <text:p><text:span text:style-name="T11">    04 2E FD 08 0A FF FF FF 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E 7F FF FF FF FF</text:p>
            <text:p>Should 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27">
          <table:table-cell table:style-name="ce14" office:value-type="string" calcext:value-type="string">
            <text:p>CEPL_APP_DIAG_SID0x2E_10</text:p>
          </table:table-cell>
          <table:table-cell table:style-name="ce21" office:value-type="string" calcext:value-type="string">
            <text:p>Diagnostics</text:p>
          </table:table-cell>
          <table:table-cell table:style-name="ce35" office:value-type="string" calcext:value-type="string">
            <text:p>Checking for NRC 0x78</text:p>
            <text:p>RequestCorrectlyReceivedResponsePending</text:p>
          </table:table-cell>
          <table:table-cell table:style-name="ce21" office:value-type="string" calcext:value-type="string">
            <text:p><text:span text:style-name="T10">Preconditions : </text:span></text:p>
            <text:p><text:span text:style-name="T11">1. WakeUp the Module by WBI or WBA.</text:span></text:p>
            <text:p><text:span text:style-name="T11">2. Session should be in default</text:span></text:p>
            <text:p><text:span text:style-name="T11">3. Writing any message periodically</text:span></text:p>
            <text:p><text:span text:style-name="T11">4. Prepare CAN Message with Diagnostic</text:span></text:p>
            <text:p><text:span text:style-name="T11">    Request </text:span></text:p>
            <text:p><text:span text:style-name="T11">    05 2E FD 0A 03 E8 FF FF 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2E 78 FF FF FF FF</text:p>
            <text:p>Should be received</text:p>
          </table:table-cell>
          <table:table-cell table:style-name="ce21" office:value-type="string" calcext:value-type="string">
            <text:p>As Expected</text:p>
          </table:table-cell>
          <table:table-cell table:style-name="ce21" office:value-type="string" calcext:value-type="string">
            <text:p>Pass</text:p>
          </table:table-cell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21"/>
          <table:table-cell table:style-name="ce22" table:number-columns-repeated="246"/>
          <table:table-cell table:style-name="ce68" table:number-columns-repeated="767"/>
        </table:table-row>
        <table:table-row table:style-name="ro63">
          <table:table-cell table:style-name="ce15"/>
          <table:table-cell table:style-name="ce11"/>
          <table:table-cell table:style-name="ce36"/>
          <table:table-cell table:style-name="ce21"/>
          <table:table-cell table:style-name="ce11" table:number-columns-repeated="7"/>
          <table:table-cell table:number-columns-repeated="1013"/>
        </table:table-row>
        <table:table-row table:style-name="ro64">
          <table:table-cell table:style-name="ce19" office:value-type="string" calcext:value-type="string" table:number-columns-spanned="1024" table:number-rows-spanned="1">
            <text:p><text:s/>Diagnostics Service: SID0x37 Transfer Exit</text:p>
          </table:table-cell>
          <table:covered-table-cell table:number-columns-repeated="10" table:style-name="ce11"/>
          <table:covered-table-cell table:number-columns-repeated="1013"/>
        </table:table-row>
        <table:table-row table:style-name="ro27">
          <table:table-cell table:style-name="ce14" office:value-type="string" calcext:value-type="string">
            <text:p>CEPL_APP_DIAG_SID</text:p>
            <text:p>0x37_01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 to terminate a sequence </text:p>
            <text:p>Of a data transfer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1 37 FF FF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Positive response: </text:p>
            <text:p>01 77 FF FF FF FF FF FF </text:p>
            <text:p>Should be recevi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6">
          <table:table-cell table:style-name="ce14" office:value-type="string" calcext:value-type="string">
            <text:p>CEPL_APP_DIAG_SID0x37_02</text:p>
          </table:table-cell>
          <table:table-cell table:style-name="ce21" office:value-type="string" calcext:value-type="string">
            <text:p>Diagnostics</text:p>
          </table:table-cell>
          <table:table-cell table:style-name="ce15" office:value-type="string" calcext:value-type="string">
            <text:p><text:span text:style-name="T4">Checking the NRC(0x13):</text:span></text:p>
            <text:p><text:span text:style-name="T4">IncorrectMessageLength</text:span></text:p>
            <text:p><text:span text:style-name="T4">OrInvalidFormat</text:span>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2 37 FF FF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37 13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65">
          <table:table-cell table:style-name="ce14" office:value-type="string" calcext:value-type="string">
            <text:p>CEPL_APP_DIAG_SID0x37_03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the NRC (0X24)</text:p>
            <text:p>RequestSequenceError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RequestSeed should not be sen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01 37 FF FF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37 24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66">
          <table:table-cell table:style-name="ce14" office:value-type="string" calcext:value-type="string">
            <text:p>CEPL_APP_DIAG_SID0x37_04</text:p>
          </table:table-cell>
          <table:table-cell table:style-name="ce21" office:value-type="string" calcext:value-type="string">
            <text:p>Diagnostics</text:p>
          </table:table-cell>
          <table:table-cell table:style-name="ce15" office:value-type="string" calcext:value-type="string">
            <text:p><text:span text:style-name="T4">Checking the NRC(0x7F):</text:span></text:p>
            <text:p><text:span text:style-name="T4">ServiceNotSupportedInActive</text:span></text:p>
            <text:p><text:span text:style-name="T4">Session</text:span>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lud be in Default</text:span></text:p>
            <text:p><text:span text:style-name="T11">2. Prepare CAN Message with Diagnostic</text:span></text:p>
            <text:p><text:span text:style-name="T11">    Request </text:span></text:p>
            <text:p><text:span text:style-name="T11">    01 37 FF FF FF FF FF FF</text:span></text:p>
            <text:p><text:span text:style-name="T12">Procedure :</text:span></text:p>
            <text:p><text:span text:style-name="T11">1. Start recording Diagnostic Message</text:span></text:p>
            <text:p><text:span text:style-name="T11">2. Send the request</text:span></text:p>
            <text:p><text:span text:style-name="T11">3. Stop the recording</text:span></text:p>
          </table:table-cell>
          <table:table-cell table:style-name="ce21" office:value-type="string" calcext:value-type="string">
            <text:p>Negative response:</text:p>
            <text:p>03 7F 37 7F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number-columns-repeated="1013"/>
        </table:table-row>
        <table:table-row table:style-name="ro67">
          <table:table-cell table:style-name="ce17"/>
          <table:table-cell table:style-name="ce11" table:number-columns-repeated="6"/>
          <table:table-cell table:style-name="ce9"/>
          <table:table-cell table:style-name="ce21"/>
          <table:table-cell table:style-name="ce9"/>
          <table:table-cell table:style-name="ce11"/>
          <table:table-cell table:number-columns-repeated="1013"/>
        </table:table-row>
        <table:table-row table:style-name="ro46">
          <table:table-cell table:style-name="ce20" office:value-type="string" calcext:value-type="string" table:number-columns-spanned="1024" table:number-rows-spanned="1">
            <text:p>Diagnostics Service: SID0x36 Request Download</text:p>
          </table:table-cell>
          <table:covered-table-cell table:number-columns-repeated="6" table:style-name="ce21"/>
          <table:covered-table-cell table:style-name="ce9" office:value-type="string" calcext:value-type="string">
            <text:p>Rashmi R.K.</text:p>
          </table:covered-table-cell>
          <table:covered-table-cell table:style-name="ce21"/>
          <table:covered-table-cell table:style-name="ce9" office:value-type="string" calcext:value-type="string">
            <text:p>Functional Testing</text:p>
          </table:covered-table-cell>
          <table:covered-table-cell table:style-name="ce21"/>
          <table:covered-table-cell table:number-columns-repeated="246" table:style-name="ce22"/>
          <table:covered-table-cell table:number-columns-repeated="767" table:style-name="ce68"/>
        </table:table-row>
        <table:table-row table:style-name="ro68">
          <table:table-cell table:style-name="ce14" office:value-type="string" calcext:value-type="string">
            <text:p>CEPL_APP_DIAG_SID</text:p>
            <text:p>0x34_01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igger a data transfer</text:p>
            <text:p>In Programming session for PBL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9 34 00 33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Positive response: </text:p>
            <text:p>04 74 20 ** ** FF FF FF </text:p>
            <text:p>Should be recevi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27">
          <table:table-cell table:style-name="ce14" office:value-type="string" calcext:value-type="string">
            <text:p>CEPL_APP_DIAG_SID0x34_02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igger a data transfer</text:p>
            <text:p>In Default session for PBL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9 34 00 33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Default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22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27">
          <table:table-cell table:style-name="ce14" office:value-type="string" calcext:value-type="string">
            <text:p>CEPL_APP_DIAG_SID0x34_03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igger a data transfer</text:p>
            <text:p>In Extended session for PBL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Extended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9 34 00 33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Extended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22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50">
          <table:table-cell table:style-name="ce14" office:value-type="string" calcext:value-type="string">
            <text:p>CEPL_APP_DIAG_SID0x34_04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igger a data transfer</text:p>
            <text:p>In Programming session for APP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9 34 00 33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7F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56">
          <table:table-cell table:style-name="ce14" office:value-type="string" calcext:value-type="string">
            <text:p>CEPL_APP_DIAG_SID0x34_05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igger a data transfer</text:p>
            <text:p>In Default session for APP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9 34 00 33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Default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7F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69">
          <table:table-cell table:style-name="ce14" office:value-type="string" calcext:value-type="string">
            <text:p>CEPL_APP_DIAG_SID0x34_06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igger a data transfer</text:p>
            <text:p>In Extended session for APP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Extended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9 34 00 33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Extended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22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69">
          <table:table-cell table:style-name="ce14" office:value-type="string" calcext:value-type="string">
            <text:p>CEPL_APP_DIAG_SID0x34_07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for NRC 0x13  </text:p>
            <text:p>IncorrectMessageLengthOrInvalidFormat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5 34 00 33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13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27">
          <table:table-cell table:style-name="ce14" office:value-type="string" calcext:value-type="string">
            <text:p>CEPL_APP_DIAG_SID0x34_08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igger a data transfer</text:p>
            <text:p>Without unlocking Programming session</text:p>
            <text:p>(For NRC 0x33)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10 09 34 00 33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33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70">
          <table:table-cell table:style-name="ce14" office:value-type="string" calcext:value-type="string">
            <text:p>CEPL_APP_DIAG_SID0x34_09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Fail to download received data </text:p>
            <text:p>to flash memory area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Prepare CAN Message with Diagnostic</text:span></text:p>
            <text:p><text:span text:style-name="T11">    Request </text:span></text:p>
            <text:p><text:span text:style-name="T11">    10 09 34 00 33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70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71">
          <table:table-cell table:style-name="ce21" table:number-columns-repeated="7"/>
          <table:table-cell table:style-name="ce9"/>
          <table:table-cell table:style-name="ce21"/>
          <table:table-cell table:style-name="ce9"/>
          <table:table-cell table:style-name="Default"/>
          <table:table-cell table:style-name="ce22" table:number-columns-repeated="246"/>
          <table:table-cell table:style-name="ce68" table:number-columns-repeated="767"/>
        </table:table-row>
        <table:table-row table:style-name="ro72">
          <table:table-cell table:style-name="ce20" office:value-type="string" calcext:value-type="string" table:number-columns-spanned="1024" table:number-rows-spanned="1">
            <text:p>Diagnostics Service: SID0x36 Tranfer Data</text:p>
          </table:table-cell>
          <table:covered-table-cell table:number-columns-repeated="6" table:style-name="ce21"/>
          <table:covered-table-cell table:style-name="ce9" office:value-type="string" calcext:value-type="string">
            <text:p>Rashmi R.K.</text:p>
          </table:covered-table-cell>
          <table:covered-table-cell table:style-name="ce21"/>
          <table:covered-table-cell table:style-name="ce9" office:value-type="string" calcext:value-type="string">
            <text:p>Functional Testing</text:p>
          </table:covered-table-cell>
          <table:covered-table-cell table:style-name="ce58" office:value-type="string" calcext:value-type="string">
            <text:p>Programming Session can't</text:p>
            <text:p>Be accessed.So we can't execute this service.</text:p>
          </table:covered-table-cell>
          <table:covered-table-cell table:number-columns-repeated="246" table:style-name="ce22"/>
          <table:covered-table-cell table:number-columns-repeated="767" table:style-name="ce68"/>
        </table:table-row>
        <table:table-row table:style-name="ro50">
          <table:table-cell table:style-name="ce14" office:value-type="string" calcext:value-type="string">
            <text:p>CEPL_APP_DIAG_SID</text:p>
            <text:p>0x36_01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ansfer data</text:p>
            <text:p>In Programming session for PBL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36 01 XX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Positive response: </text:p>
            <text:p>02 76 01 FF FF FF FF FF </text:p>
            <text:p>Should be recevi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27">
          <table:table-cell table:style-name="ce14" office:value-type="string" calcext:value-type="string">
            <text:p>CEPL_APP_DIAG_SID0x36_02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 data transfer</text:p>
            <text:p>In Default session for PBL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36 01 XX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Default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22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50">
          <table:table-cell table:style-name="ce14" office:value-type="string" calcext:value-type="string">
            <text:p>CEPL_APP_DIAG_SID0x36_03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ansfer data</text:p>
            <text:p>In Extended session for PBL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Extended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36 01 XX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Extended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22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56">
          <table:table-cell table:style-name="ce14" office:value-type="string" calcext:value-type="string">
            <text:p>CEPL_APP_DIAG_SID0x36_04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ansfer data</text:p>
            <text:p>In Programming session for APP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36 01 XX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7F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73">
          <table:table-cell table:style-name="ce14" office:value-type="string" calcext:value-type="string">
            <text:p>CEPL_APP_DIAG_SID0x36_05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ansfer data</text:p>
            <text:p>In Default session for APP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Default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36 01 XX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Default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7F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74">
          <table:table-cell table:style-name="ce14" office:value-type="string" calcext:value-type="string">
            <text:p>CEPL_APP_DIAG_SID0x36_06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Requesting to trigger a data transfer</text:p>
            <text:p>In Extended session for APP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Extended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36 01 XX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Extended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22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50">
          <table:table-cell table:style-name="ce14" office:value-type="string" calcext:value-type="string">
            <text:p>CEPL_APP_DIAG_SID0x36_07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Before requesting RequestDownload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Request for “RequestDownload”</text:span></text:p>
            <text:p><text:span text:style-name="T11">4. Prepare CAN Message with Diagnostic</text:span></text:p>
            <text:p><text:span text:style-name="T11">    Request </text:span></text:p>
            <text:p><text:span text:style-name="T11">    10 0D 36 01 XX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24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75">
          <table:table-cell table:style-name="ce14" office:value-type="string" calcext:value-type="string">
            <text:p>CEPL_APP_DIAG_SID0x36_08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for NRC 0x13 </text:p>
            <text:p>IncorrectMessageLengthOrInvalidFormat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7 36 01 XX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13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76">
          <table:table-cell table:style-name="ce14" office:value-type="string" calcext:value-type="string">
            <text:p>CEPL_APP_DIAG_SID0x36_09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for NRC 0x73</text:p>
            <text:p>WrongBlockSequenceCounter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36 04 XX XX XX XX</text:span></text:p>
            <text:p><text:span text:style-name="T11">    21 XX XX XX XX XX XX XX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73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77">
          <table:table-cell table:style-name="ce14" office:value-type="string" calcext:value-type="string">
            <text:p>CEPL_APP_DIAG_SID0x36_10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for NRC 0x92</text:p>
            <text:p>WrongBlockSequenceCounter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36 01 XX XX XX XX</text:span></text:p>
            <text:p><text:span text:style-name="T11">    21 XX XX XX XX XX XX XX</text:span></text:p>
            <text:p><text:span text:style-name="T11">4. Voltage should be greater than 35.5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73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25">
          <table:table-cell table:style-name="ce14" office:value-type="string" calcext:value-type="string">
            <text:p>CEPL_APP_DIAG_SID0x36_11</text:p>
          </table:table-cell>
          <table:table-cell table:style-name="ce21" office:value-type="string" calcext:value-type="string">
            <text:p>Diagnostics</text:p>
          </table:table-cell>
          <table:table-cell table:style-name="ce21" office:value-type="string" calcext:value-type="string">
            <text:p>Checking for NRC 0x93</text:p>
            <text:p>WrongBlockSequenceCounter</text:p>
          </table:table-cell>
          <table:table-cell table:style-name="ce21" office:value-type="string" calcext:value-type="string">
            <text:p><text:span text:style-name="T10">Preconditions :</text:span></text:p>
            <text:p><text:span text:style-name="T11">1. WakeUp the Module by WBI or WBA.</text:span></text:p>
            <text:p><text:span text:style-name="T11">2. Session should be in Programming</text:span></text:p>
            <text:p><text:span text:style-name="T11">3. Prepare CAN Message with Diagnostic</text:span></text:p>
            <text:p><text:span text:style-name="T11">    Request </text:span></text:p>
            <text:p><text:span text:style-name="T11">    10 0D 36 01 XX XX XX XX</text:span></text:p>
            <text:p><text:span text:style-name="T11">    21 XX XX XX XX XX XX XX</text:span></text:p>
            <text:p><text:span text:style-name="T11">4. Voltage should be less than 34</text:span></text:p>
            <text:p/>
            <text:p><text:span text:style-name="T12">Procedure :</text:span></text:p>
            <text:p><text:span text:style-name="T11">1. Start recording Diagnostic Message</text:span></text:p>
            <text:p><text:span text:style-name="T11">2. Shift to Programmig session </text:span></text:p>
            <text:p><text:span text:style-name="T11">3.Send the request</text:span></text:p>
            <text:p><text:span text:style-name="T11">4.Stop the recording</text:span></text:p>
          </table:table-cell>
          <table:table-cell table:style-name="ce21" office:value-type="string" calcext:value-type="string">
            <text:p>Negative response:</text:p>
            <text:p>03 7F 34 73 FF FF FF FF</text:p>
            <text:p>should be received.</text:p>
          </table:table-cell>
          <table:table-cell table:style-name="ce21" table:number-columns-repeated="2"/>
          <table:table-cell table:style-name="ce9" office:value-type="string" calcext:value-type="string">
            <text:p>Rashmi R.K.</text:p>
          </table:table-cell>
          <table:table-cell table:style-name="ce21"/>
          <table:table-cell table:style-name="ce9" office:value-type="string" calcext:value-type="string">
            <text:p>Functional Testing</text:p>
          </table:table-cell>
          <table:table-cell table:style-name="ce58" office:value-type="string" calcext:value-type="string">
            <text:p>Programming Session can't</text:p>
            <text:p>Be accessed.So we can't execute this service.</text:p>
          </table:table-cell>
          <table:table-cell table:style-name="ce22" table:number-columns-repeated="246"/>
          <table:table-cell table:style-name="ce68" table:number-columns-repeated="767"/>
        </table:table-row>
        <table:table-row table:style-name="ro50">
          <table:table-cell table:style-name="ce22" table:number-columns-repeated="257"/>
          <table:table-cell table:style-name="ce68" table:number-columns-repeated="767"/>
        </table:table-row>
        <table:table-row table:style-name="ro27">
          <table:table-cell table:style-name="ce22" table:number-columns-repeated="257"/>
          <table:table-cell table:style-name="ce68" table:number-columns-repeated="767"/>
        </table:table-row>
        <table:table-row table:style-name="ro50">
          <table:table-cell table:style-name="ce22" table:number-columns-repeated="257"/>
          <table:table-cell table:style-name="ce68" table:number-columns-repeated="767"/>
        </table:table-row>
        <table:table-row table:style-name="ro56">
          <table:table-cell table:style-name="ce22" table:number-columns-repeated="257"/>
          <table:table-cell table:style-name="ce68" table:number-columns-repeated="767"/>
        </table:table-row>
        <table:table-row table:style-name="ro78" table:number-rows-repeated="2">
          <table:table-cell table:style-name="ce22" table:number-columns-repeated="257"/>
          <table:table-cell table:style-name="ce68" table:number-columns-repeated="767"/>
        </table:table-row>
        <table:table-row table:style-name="ro50">
          <table:table-cell table:style-name="ce22" table:number-columns-repeated="257"/>
          <table:table-cell table:style-name="ce68" table:number-columns-repeated="767"/>
        </table:table-row>
        <table:table-row table:style-name="ro79">
          <table:table-cell table:style-name="ce22" table:number-columns-repeated="257"/>
          <table:table-cell table:style-name="ce68" table:number-columns-repeated="767"/>
        </table:table-row>
        <table:table-row table:style-name="ro80">
          <table:table-cell table:style-name="ce22" table:number-columns-repeated="257"/>
          <table:table-cell table:style-name="ce68" table:number-columns-repeated="767"/>
        </table:table-row>
        <table:table-row table:style-name="ro77">
          <table:table-cell table:style-name="ce22" table:number-columns-repeated="257"/>
          <table:table-cell table:style-name="ce68" table:number-columns-repeated="767"/>
        </table:table-row>
        <table:table-row table:style-name="ro25">
          <table:table-cell/>
          <table:table-cell table:style-name="ce22" table:number-columns-repeated="8"/>
          <table:table-cell table:number-columns-repeated="1015"/>
        </table:table-row>
        <table:table-row table:style-name="ro50">
          <table:table-cell/>
          <table:table-cell table:style-name="ce22" table:number-columns-repeated="8"/>
          <table:table-cell table:number-columns-repeated="1015"/>
        </table:table-row>
        <table:table-row table:style-name="ro27">
          <table:table-cell/>
          <table:table-cell table:style-name="ce22" table:number-columns-repeated="8"/>
          <table:table-cell table:number-columns-repeated="1015"/>
        </table:table-row>
        <table:table-row table:style-name="ro50">
          <table:table-cell/>
          <table:table-cell table:style-name="ce22" table:number-columns-repeated="8"/>
          <table:table-cell table:number-columns-repeated="1015"/>
        </table:table-row>
        <table:table-row table:style-name="ro56">
          <table:table-cell/>
          <table:table-cell table:style-name="ce22" table:number-columns-repeated="8"/>
          <table:table-cell table:number-columns-repeated="1015"/>
        </table:table-row>
        <table:table-row table:style-name="ro78" table:number-rows-repeated="2">
          <table:table-cell/>
          <table:table-cell table:style-name="ce22" table:number-columns-repeated="8"/>
          <table:table-cell table:number-columns-repeated="1015"/>
        </table:table-row>
        <table:table-row table:style-name="ro27">
          <table:table-cell/>
          <table:table-cell table:style-name="ce22" table:number-columns-repeated="8"/>
          <table:table-cell table:number-columns-repeated="1015"/>
        </table:table-row>
        <table:table-row table:style-name="ro79">
          <table:table-cell/>
          <table:table-cell table:style-name="ce22" table:number-columns-repeated="8"/>
          <table:table-cell table:number-columns-repeated="1015"/>
        </table:table-row>
        <table:table-row table:style-name="ro80">
          <table:table-cell/>
          <table:table-cell table:style-name="ce22" table:number-columns-repeated="8"/>
          <table:table-cell table:number-columns-repeated="1015"/>
        </table:table-row>
        <table:table-row table:style-name="ro81" table:number-rows-repeated="6">
          <table:table-cell/>
          <table:table-cell table:style-name="ce22" table:number-columns-repeated="8"/>
          <table:table-cell table:number-columns-repeated="1015"/>
        </table:table-row>
        <table:table-row table:style-name="ro82">
          <table:table-cell table:number-columns-repeated="1024"/>
        </table:table-row>
        <table:table-row table:style-name="ro83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3" table:number-rows-repeated="2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4" table:number-rows-repeated="2">
          <table:table-cell table:number-columns-repeated="1024"/>
        </table:table-row>
        <table:table-row table:style-name="ro86">
          <table:table-cell table:number-columns-repeated="1024"/>
        </table:table-row>
        <table:table-row table:style-name="ro85" table:number-rows-repeated="6">
          <table:table-cell table:number-columns-repeated="1024"/>
        </table:table-row>
        <table:table-row table:style-name="ro87">
          <table:table-cell table:number-columns-repeated="1024"/>
        </table:table-row>
        <table:table-row table:style-name="ro8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56" table:number-rows-repeated="2">
          <table:table-cell table:number-columns-repeated="1024"/>
        </table:table-row>
        <table:table-row table:style-name="ro86" table:number-rows-repeated="3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50" table:number-rows-repeated="2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81" table:number-rows-repeated="2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0">
          <table:table-cell table:number-columns-repeated="1024"/>
        </table:table-row>
        <table:table-row table:style-name="ro88" table:number-rows-repeated="9">
          <table:table-cell table:number-columns-repeated="1024"/>
        </table:table-row>
        <table:table-row table:style-name="ro89" table:number-rows-repeated="2">
          <table:table-cell table:number-columns-repeated="1024"/>
        </table:table-row>
        <table:table-row table:style-name="ro88">
          <table:table-cell table:number-columns-repeated="1024"/>
        </table:table-row>
        <table:table-row table:style-name="ro89" table:number-rows-repeated="2">
          <table:table-cell table:number-columns-repeated="1024"/>
        </table:table-row>
        <table:table-row table:style-name="ro50" table:number-rows-repeated="5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89" table:number-rows-repeated="2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80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84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1" table:number-rows-repeated="2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1" table:number-rows-repeated="2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1" table:number-rows-repeated="2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2">
          <table:table-cell table:number-columns-repeated="1024"/>
        </table:table-row>
        <table:table-row table:style-name="ro50" table:number-rows-repeated="2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50" table:number-rows-repeated="2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1" table:number-rows-repeated="2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50" table:number-rows-repeated="5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1" table:number-rows-repeated="2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50" table:number-rows-repeated="5">
          <table:table-cell table:number-columns-repeated="1024"/>
        </table:table-row>
        <table:table-row table:style-name="ro79" table:number-rows-repeated="2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81" table:number-rows-repeated="2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2">
          <table:table-cell table:number-columns-repeated="1024"/>
        </table:table-row>
        <table:table-row table:style-name="ro50" table:number-rows-repeated="4">
          <table:table-cell table:number-columns-repeated="1024"/>
        </table:table-row>
        <table:table-row table:style-name="ro92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5" table:number-rows-repeated="2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88" table:number-rows-repeated="2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8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5" table:number-rows-repeated="2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8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0">
          <table:table-cell table:number-columns-repeated="1024"/>
        </table:table-row>
        <table:table-row table:style-name="ro89" table:number-rows-repeated="2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89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77">
          <table:table-cell table:number-columns-repeated="1024"/>
        </table:table-row>
        <table:table-row table:style-name="ro80">
          <table:table-cell table:number-columns-repeated="1024"/>
        </table:table-row>
        <table:table-row table:style-name="ro77" table:number-rows-repeated="2">
          <table:table-cell table:number-columns-repeated="1024"/>
        </table:table-row>
        <table:table-row table:style-name="ro86" table:number-rows-repeated="2">
          <table:table-cell table:number-columns-repeated="1024"/>
        </table:table-row>
        <table:table-row table:style-name="ro80">
          <table:table-cell table:number-columns-repeated="1024"/>
        </table:table-row>
        <table:table-row table:style-name="ro88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80">
          <table:table-cell table:number-columns-repeated="1024"/>
        </table:table-row>
        <table:table-row table:style-name="ro88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0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4" table:number-rows-repeated="4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80">
          <table:table-cell table:number-columns-repeated="1024"/>
        </table:table-row>
        <table:table-row table:style-name="ro88" table:number-rows-repeated="5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85" table:number-rows-repeated="3">
          <table:table-cell table:number-columns-repeated="1024"/>
        </table:table-row>
        <table:table-row table:style-name="ro88" table:number-rows-repeated="5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93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85" table:number-rows-repeated="3">
          <table:table-cell table:number-columns-repeated="1024"/>
        </table:table-row>
        <table:table-row table:style-name="ro81" table:number-rows-repeated="2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94" table:number-rows-repeated="3">
          <table:table-cell table:number-columns-repeated="1024"/>
        </table:table-row>
        <table:table-row table:style-name="ro95">
          <table:table-cell table:number-columns-repeated="1024"/>
        </table:table-row>
        <table:table-row table:style-name="ro96">
          <table:table-cell table:number-columns-repeated="1024"/>
        </table:table-row>
        <table:table-row table:style-name="ro97" table:number-rows-repeated="4">
          <table:table-cell table:number-columns-repeated="1024"/>
        </table:table-row>
        <table:table-row table:style-name="ro98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9" table:number-rows-repeated="1048069">
          <table:table-cell table:number-columns-repeated="1024"/>
        </table:table-row>
        <table:table-row table:style-name="ro99" table:number-rows-repeated="27">
          <table:table-cell table:number-columns-repeated="1024"/>
        </table:table-row>
        <table:table-row table:style-name="ro99">
          <table:table-cell table:number-columns-repeated="1024"/>
        </table:table-row>
        <calcext:conditional-formats>
          <calcext:conditional-format calcext:target-range-address="Diagnotics_APP.H3:Diagnotics_APP.H3">
            <calcext:condition calcext:apply-style-name="Excel_CondFormat_1_1_1" calcext:value="&gt;0" calcext:base-cell-address="Diagnotics_APP.H3"/>
            <calcext:condition calcext:apply-style-name="Excel_CondFormat_1_1_2" calcext:value="!=0" calcext:base-cell-address="Diagnotics_APP.H3"/>
          </calcext:conditional-format>
          <calcext:conditional-format calcext:target-range-address="Diagnotics_APP.H3:Diagnotics_APP.H3">
            <calcext:condition calcext:apply-style-name="Excel_CondFormat_1_2_1" calcext:value="&gt;0" calcext:base-cell-address="Diagnotics_APP.H3"/>
            <calcext:condition calcext:apply-style-name="Excel_CondFormat_1_2_2" calcext:value="!=0" calcext:base-cell-address="Diagnotics_APP.H3"/>
          </calcext:conditional-format>
          <calcext:conditional-format calcext:target-range-address="Diagnotics_APP.H3:Diagnotics_APP.H3">
            <calcext:condition calcext:apply-style-name="Excel_CondFormat_1_3_1" calcext:value="&gt;0" calcext:base-cell-address="Diagnotics_APP.H3"/>
            <calcext:condition calcext:apply-style-name="Excel_CondFormat_1_3_2" calcext:value="!=0" calcext:base-cell-address="Diagnotics_APP.H3"/>
          </calcext:conditional-format>
          <calcext:conditional-format calcext:target-range-address="Diagnotics_APP.H3:Diagnotics_APP.H3">
            <calcext:condition calcext:apply-style-name="Excel_CondFormat_1_4_1" calcext:value="&gt;0" calcext:base-cell-address="Diagnotics_APP.H3"/>
            <calcext:condition calcext:apply-style-name="Excel_CondFormat_1_4_2" calcext:value="!=0" calcext:base-cell-address="Diagnotics_APP.H3"/>
          </calcext:conditional-format>
          <calcext:conditional-format calcext:target-range-address="Diagnotics_APP.H3:Diagnotics_APP.H3">
            <calcext:condition calcext:apply-style-name="Excel_CondFormat_1_5_1" calcext:value="&gt;0" calcext:base-cell-address="Diagnotics_APP.H3"/>
            <calcext:condition calcext:apply-style-name="Excel_CondFormat_1_5_2" calcext:value="!=0" calcext:base-cell-address="Diagnotics_APP.H3"/>
          </calcext:conditional-format>
          <calcext:conditional-format calcext:target-range-address="Diagnotics_APP.H3:Diagnotics_APP.H3">
            <calcext:condition calcext:apply-style-name="Excel_CondFormat_1_6_1" calcext:value="&gt;0" calcext:base-cell-address="Diagnotics_APP.H3"/>
            <calcext:condition calcext:apply-style-name="Excel_CondFormat_1_6_2" calcext:value="!=0" calcext:base-cell-address="Diagnotics_APP.H3"/>
          </calcext:conditional-format>
          <calcext:conditional-format calcext:target-range-address="Diagnotics_APP.H3:Diagnotics_APP.H3">
            <calcext:condition calcext:apply-style-name="Excel_CondFormat_1_7_1" calcext:value="&gt;0" calcext:base-cell-address="Diagnotics_APP.H3"/>
            <calcext:condition calcext:apply-style-name="Excel_CondFormat_1_7_2" calcext:value="!=0" calcext:base-cell-address="Diagnotics_APP.H3"/>
          </calcext:conditional-format>
          <calcext:conditional-format calcext:target-range-address="Diagnotics_APP.H3:Diagnotics_APP.H3">
            <calcext:condition calcext:apply-style-name="Excel_CondFormat_1_8_1" calcext:value="&gt;0" calcext:base-cell-address="Diagnotics_APP.H3"/>
            <calcext:condition calcext:apply-style-name="Excel_CondFormat_1_8_2" calcext:value="!=0" calcext:base-cell-address="Diagnotics_APP.H3"/>
          </calcext:conditional-format>
        </calcext:conditional-formats>
      </table:table>
      <table:named-expressions>
        <table:named-expression table:name="Defecttype" table:base-cell-address="$Diagnotics_APP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/>
    <style:font-face style:name="Bookman Old Style" svg:font-family="'Bookman Old Sty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1_5f_2" style:display-name="Excel_CondFormat_1_1_2" style:family="table-cell" style:parent-style-name="Default">
      <style:table-cell-properties fo:background-color="#0000ff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  <style:style style:name="Excel_5f_CondFormat_5f_1_5f_2_5f_2" style:display-name="Excel_CondFormat_1_2_2" style:family="table-cell" style:parent-style-name="Default">
      <style:table-cell-properties fo:background-color="#0000ff"/>
    </style:style>
    <style:style style:name="Excel_5f_CondFormat_5f_1_5f_3_5f_1" style:display-name="Excel_CondFormat_1_3_1" style:family="table-cell" style:parent-style-name="Default">
      <style:table-cell-properties fo:background-color="#ff0000"/>
    </style:style>
    <style:style style:name="Excel_5f_CondFormat_5f_1_5f_3_5f_2" style:display-name="Excel_CondFormat_1_3_2" style:family="table-cell" style:parent-style-name="Default">
      <style:table-cell-properties fo:background-color="#0000ff"/>
    </style:style>
    <style:style style:name="Excel_5f_CondFormat_5f_1_5f_4_5f_1" style:display-name="Excel_CondFormat_1_4_1" style:family="table-cell" style:parent-style-name="Default">
      <style:table-cell-properties fo:background-color="#ff0000"/>
    </style:style>
    <style:style style:name="Excel_5f_CondFormat_5f_1_5f_4_5f_2" style:display-name="Excel_CondFormat_1_4_2" style:family="table-cell" style:parent-style-name="Default">
      <style:table-cell-properties fo:background-color="#0000ff"/>
    </style:style>
    <style:style style:name="Excel_5f_CondFormat_5f_1_5f_5_5f_1" style:display-name="Excel_CondFormat_1_5_1" style:family="table-cell" style:parent-style-name="Default">
      <style:table-cell-properties fo:background-color="#ff0000"/>
    </style:style>
    <style:style style:name="Excel_5f_CondFormat_5f_1_5f_5_5f_2" style:display-name="Excel_CondFormat_1_5_2" style:family="table-cell" style:parent-style-name="Default">
      <style:table-cell-properties fo:background-color="#0000ff"/>
    </style:style>
    <style:style style:name="Excel_5f_CondFormat_5f_1_5f_6_5f_1" style:display-name="Excel_CondFormat_1_6_1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00ff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00ff"/>
    </style:style>
    <style:style style:name="Excel_5f_CondFormat_5f_1_5f_8_5f_1" style:display-name="Excel_CondFormat_1_8_1" style:family="table-cell" style:parent-style-name="Default">
      <style:table-cell-properties fo:background-color="#ff0000"/>
    </style:style>
    <style:style style:name="Excel_5f_CondFormat_5f_1_5f_8_5f_2" style:display-name="Excel_CondFormat_1_8_2" style:family="table-cell" style:parent-style-name="Default">
      <style:table-cell-properties fo:background-color="#0000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4:35:22.920217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agnotics_5f_APP" style:display-name="PageStyle_Diagnotics_AP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husudhan N</meta:initial-creator>
    <meta:creation-date>2017-08-22T10:25:48</meta:creation-date>
    <dc:date>2018-04-23T17:53:18.384979131</dc:date>
    <meta:editing-cycles>26</meta:editing-cycles>
    <meta:editing-duration>P10DT13H49M50S</meta:editing-duration>
    <meta:generator>LibreOffice/4.2.8.2$Linux_x86 LibreOffice_project/420m0$Build-2</meta:generator>
    <meta:document-statistic meta:table-count="1" meta:cell-count="1029" meta:object-count="0"/>
  </office:meta>
</office:document-meta>
</file>